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8b06c" officeooo:paragraph-rsid="0008b06c"/>
    </style:style>
    <style:style style:name="P2" style:family="paragraph" style:parent-style-name="Heading_20_1">
      <style:text-properties officeooo:rsid="0008b06c" officeooo:paragraph-rsid="0008b06c"/>
    </style:style>
    <style:style style:name="P3" style:family="paragraph" style:parent-style-name="Heading_20_2">
      <style:text-properties officeooo:paragraph-rsid="000bf6f0"/>
    </style:style>
    <style:style style:name="P4" style:family="paragraph" style:parent-style-name="Heading_20_3">
      <style:text-properties officeooo:paragraph-rsid="000bf6f0"/>
    </style:style>
    <style:style style:name="P5" style:family="paragraph" style:parent-style-name="Heading_20_3">
      <style:text-properties officeooo:paragraph-rsid="000d4b0c"/>
    </style:style>
    <style:style style:name="P6" style:family="paragraph" style:parent-style-name="Heading_20_4">
      <style:text-properties officeooo:paragraph-rsid="000b479a"/>
    </style:style>
    <style:style style:name="P7" style:family="paragraph" style:parent-style-name="Standard">
      <style:text-properties officeooo:rsid="000d4b0c" officeooo:paragraph-rsid="000d4b0c"/>
    </style:style>
    <style:style style:name="P8" style:family="paragraph" style:parent-style-name="Text_20_body">
      <style:text-properties fo:font-size="36pt" fo:font-weight="bold" officeooo:rsid="000a6667" officeooo:paragraph-rsid="000a6667" style:font-size-asian="36pt" style:font-weight-asian="bold" style:font-size-complex="36pt" style:font-weight-complex="bold"/>
    </style:style>
    <style:style style:name="P9" style:family="paragraph" style:parent-style-name="Text_20_body">
      <style:text-properties fo:color="#c9211e" fo:font-size="20pt" fo:font-style="italic" style:text-underline-style="solid" style:text-underline-width="auto" style:text-underline-color="font-color" fo:font-weight="bold" officeooo:rsid="000bf6f0" officeooo:paragraph-rsid="000bf6f0" style:font-size-asian="20pt" style:font-style-asian="italic" style:font-weight-asian="bold" style:font-size-complex="20pt" style:font-style-complex="italic" style:font-weight-complex="bold"/>
    </style:style>
    <style:style style:name="P10" style:family="paragraph" style:parent-style-name="Text_20_body">
      <style:text-properties officeooo:paragraph-rsid="000bf6f0"/>
    </style:style>
    <style:style style:name="P11" style:family="paragraph" style:parent-style-name="Header">
      <style:text-properties fo:font-size="18pt" fo:font-weight="bold" officeooo:rsid="0008b06c" officeooo:paragraph-rsid="0008b06c" style:font-size-asian="18pt" style:font-weight-asian="bold" style:font-size-complex="18pt" style:font-weight-complex="bold"/>
    </style:style>
    <style:style style:name="P12" style:family="paragraph" style:parent-style-name="Heading_20_1">
      <style:text-properties officeooo:rsid="0008b06c" officeooo:paragraph-rsid="0008b06c"/>
    </style:style>
    <style:style style:name="P13" style:family="paragraph" style:parent-style-name="Heading_20_1">
      <style:text-properties officeooo:paragraph-rsid="0011a4f5"/>
    </style:style>
    <style:style style:name="P14" style:family="paragraph" style:parent-style-name="Heading_20_2">
      <style:text-properties fo:color="#c9211e" fo:font-size="20pt" fo:font-style="italic" style:text-underline-style="solid" style:text-underline-width="auto" style:text-underline-color="font-color" style:font-size-asian="20pt" style:font-style-asian="italic" style:font-size-complex="20pt" style:font-style-complex="italic"/>
    </style:style>
    <style:style style:name="P15" style:family="paragraph" style:parent-style-name="Heading_20_3">
      <style:text-properties fo:font-size="36pt" fo:font-weight="bold" officeooo:rsid="000a6667" officeooo:paragraph-rsid="0010fcb3" style:font-size-asian="36pt" style:font-weight-asian="bold" style:font-size-complex="36pt" style:font-weight-complex="bold"/>
    </style:style>
    <style:style style:name="P16" style:family="paragraph" style:parent-style-name="Quotations" style:list-style-name="L45"/>
    <style:style style:name="P17" style:family="paragraph" style:parent-style-name="Text_20_body" style:list-style-name="L1"/>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text-properties fo:font-size="20pt" style:text-underline-style="solid" style:text-underline-width="auto" style:text-underline-color="font-color" fo:font-weight="bold" officeooo:rsid="000a6667" officeooo:paragraph-rsid="000a6667" style:font-size-asian="20pt" style:font-weight-asian="bold" style:font-size-complex="20pt" style:font-weight-complex="bold"/>
    </style:style>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9"/>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P52" style:family="paragraph" style:parent-style-name="Text_20_body" style:list-style-name="L36"/>
    <style:style style:name="P53" style:family="paragraph" style:parent-style-name="Text_20_body" style:list-style-name="L37"/>
    <style:style style:name="P54" style:family="paragraph" style:parent-style-name="Text_20_body" style:list-style-name="L38"/>
    <style:style style:name="P55" style:family="paragraph" style:parent-style-name="Text_20_body" style:list-style-name="L39"/>
    <style:style style:name="P56" style:family="paragraph" style:parent-style-name="Text_20_body" style:list-style-name="L40"/>
    <style:style style:name="P57" style:family="paragraph" style:parent-style-name="Text_20_body" style:list-style-name="L41"/>
    <style:style style:name="P58" style:family="paragraph" style:parent-style-name="Text_20_body" style:list-style-name="L42"/>
    <style:style style:name="P59" style:family="paragraph" style:parent-style-name="Text_20_body" style:list-style-name="L43"/>
    <style:style style:name="P60" style:family="paragraph" style:parent-style-name="Text_20_body" style:list-style-name="L44"/>
    <style:style style:name="P61" style:family="paragraph" style:parent-style-name="Text_20_body" style:list-style-name="L45"/>
    <style:style style:name="P62" style:family="paragraph" style:parent-style-name="Text_20_body" style:list-style-name="L46"/>
    <style:style style:name="P63" style:family="paragraph" style:parent-style-name="Text_20_body" style:list-style-name="L47"/>
    <style:style style:name="P64" style:family="paragraph" style:parent-style-name="Text_20_body">
      <style:text-properties officeooo:rsid="0008b06c" officeooo:paragraph-rsid="0008b06c"/>
    </style:style>
    <style:style style:name="P65" style:family="paragraph" style:parent-style-name="Text_20_body" style:list-style-name="L3">
      <style:paragraph-properties fo:margin-top="0cm" fo:margin-bottom="0cm" loext:contextual-spacing="false"/>
    </style:style>
    <style:style style:name="P66" style:family="paragraph" style:parent-style-name="Text_20_body" style:list-style-name="L4">
      <style:paragraph-properties fo:margin-top="0cm" fo:margin-bottom="0cm" loext:contextual-spacing="false"/>
    </style:style>
    <style:style style:name="P67" style:family="paragraph" style:parent-style-name="Text_20_body" style:list-style-name="L5">
      <style:paragraph-properties fo:margin-top="0cm" fo:margin-bottom="0cm" loext:contextual-spacing="false"/>
    </style:style>
    <style:style style:name="P68" style:family="paragraph" style:parent-style-name="Text_20_body" style:list-style-name="L6">
      <style:paragraph-properties fo:margin-top="0cm" fo:margin-bottom="0cm" loext:contextual-spacing="false"/>
    </style:style>
    <style:style style:name="P69" style:family="paragraph" style:parent-style-name="Text_20_body" style:list-style-name="L7">
      <style:paragraph-properties fo:margin-top="0cm" fo:margin-bottom="0cm" loext:contextual-spacing="false"/>
    </style:style>
    <style:style style:name="P70" style:family="paragraph" style:parent-style-name="Text_20_body" style:list-style-name="L8">
      <style:paragraph-properties fo:margin-top="0cm" fo:margin-bottom="0cm" loext:contextual-spacing="false"/>
    </style:style>
    <style:style style:name="P71" style:family="paragraph" style:parent-style-name="Text_20_body" style:list-style-name="L9">
      <style:paragraph-properties fo:margin-top="0cm" fo:margin-bottom="0cm" loext:contextual-spacing="false"/>
    </style:style>
    <style:style style:name="P72" style:family="paragraph" style:parent-style-name="Text_20_body" style:list-style-name="L10">
      <style:paragraph-properties fo:margin-top="0cm" fo:margin-bottom="0cm" loext:contextual-spacing="false"/>
    </style:style>
    <style:style style:name="P73" style:family="paragraph" style:parent-style-name="Text_20_body" style:list-style-name="L11">
      <style:paragraph-properties fo:margin-top="0cm" fo:margin-bottom="0cm" loext:contextual-spacing="false"/>
    </style:style>
    <style:style style:name="P74" style:family="paragraph" style:parent-style-name="Text_20_body" style:list-style-name="L12">
      <style:paragraph-properties fo:margin-top="0cm" fo:margin-bottom="0cm" loext:contextual-spacing="false"/>
    </style:style>
    <style:style style:name="P75" style:family="paragraph" style:parent-style-name="Text_20_body" style:list-style-name="L13">
      <style:paragraph-properties fo:margin-top="0cm" fo:margin-bottom="0cm" loext:contextual-spacing="false"/>
    </style:style>
    <style:style style:name="P76" style:family="paragraph" style:parent-style-name="Text_20_body" style:list-style-name="L14">
      <style:paragraph-properties fo:margin-top="0cm" fo:margin-bottom="0cm" loext:contextual-spacing="false"/>
    </style:style>
    <style:style style:name="P77" style:family="paragraph" style:parent-style-name="Text_20_body" style:list-style-name="L15">
      <style:paragraph-properties fo:margin-top="0cm" fo:margin-bottom="0cm" loext:contextual-spacing="false"/>
    </style:style>
    <style:style style:name="P78" style:family="paragraph" style:parent-style-name="Text_20_body" style:list-style-name="L16">
      <style:paragraph-properties fo:margin-top="0cm" fo:margin-bottom="0cm" loext:contextual-spacing="false"/>
    </style:style>
    <style:style style:name="P79" style:family="paragraph" style:parent-style-name="Text_20_body" style:list-style-name="L17">
      <style:paragraph-properties fo:margin-top="0cm" fo:margin-bottom="0cm" loext:contextual-spacing="false"/>
    </style:style>
    <style:style style:name="P80" style:family="paragraph" style:parent-style-name="Text_20_body" style:list-style-name="L18">
      <style:paragraph-properties fo:margin-top="0cm" fo:margin-bottom="0cm" loext:contextual-spacing="false"/>
    </style:style>
    <style:style style:name="P81" style:family="paragraph" style:parent-style-name="Text_20_body" style:list-style-name="L19">
      <style:paragraph-properties fo:margin-top="0cm" fo:margin-bottom="0cm" loext:contextual-spacing="false"/>
    </style:style>
    <style:style style:name="P82" style:family="paragraph" style:parent-style-name="Text_20_body" style:list-style-name="L20">
      <style:paragraph-properties fo:margin-top="0cm" fo:margin-bottom="0cm" loext:contextual-spacing="false"/>
    </style:style>
    <style:style style:name="P83" style:family="paragraph" style:parent-style-name="Text_20_body" style:list-style-name="L21">
      <style:paragraph-properties fo:margin-top="0cm" fo:margin-bottom="0cm" loext:contextual-spacing="false"/>
    </style:style>
    <style:style style:name="P84" style:family="paragraph" style:parent-style-name="Text_20_body" style:list-style-name="L22">
      <style:paragraph-properties fo:margin-top="0cm" fo:margin-bottom="0cm" loext:contextual-spacing="false"/>
    </style:style>
    <style:style style:name="P85" style:family="paragraph" style:parent-style-name="Text_20_body" style:list-style-name="L23">
      <style:paragraph-properties fo:margin-top="0cm" fo:margin-bottom="0cm" loext:contextual-spacing="false"/>
    </style:style>
    <style:style style:name="P86" style:family="paragraph" style:parent-style-name="Text_20_body" style:list-style-name="L24">
      <style:paragraph-properties fo:margin-top="0cm" fo:margin-bottom="0cm" loext:contextual-spacing="false"/>
    </style:style>
    <style:style style:name="P87" style:family="paragraph" style:parent-style-name="Text_20_body" style:list-style-name="L25">
      <style:paragraph-properties fo:margin-top="0cm" fo:margin-bottom="0cm" loext:contextual-spacing="false"/>
    </style:style>
    <style:style style:name="P88" style:family="paragraph" style:parent-style-name="Text_20_body" style:list-style-name="L26">
      <style:paragraph-properties fo:margin-top="0cm" fo:margin-bottom="0cm" loext:contextual-spacing="false"/>
    </style:style>
    <style:style style:name="P89" style:family="paragraph" style:parent-style-name="Text_20_body" style:list-style-name="L27">
      <style:paragraph-properties fo:margin-top="0cm" fo:margin-bottom="0cm" loext:contextual-spacing="false"/>
    </style:style>
    <style:style style:name="P90" style:family="paragraph" style:parent-style-name="Text_20_body" style:list-style-name="L28">
      <style:paragraph-properties fo:margin-top="0cm" fo:margin-bottom="0cm" loext:contextual-spacing="false"/>
    </style:style>
    <style:style style:name="P91" style:family="paragraph" style:parent-style-name="Text_20_body" style:list-style-name="L29">
      <style:paragraph-properties fo:margin-top="0cm" fo:margin-bottom="0cm" loext:contextual-spacing="false"/>
    </style:style>
    <style:style style:name="P92" style:family="paragraph" style:parent-style-name="Text_20_body" style:list-style-name="L30">
      <style:paragraph-properties fo:margin-top="0cm" fo:margin-bottom="0cm" loext:contextual-spacing="false"/>
    </style:style>
    <style:style style:name="P93" style:family="paragraph" style:parent-style-name="Text_20_body" style:list-style-name="L31">
      <style:paragraph-properties fo:margin-top="0cm" fo:margin-bottom="0cm" loext:contextual-spacing="false"/>
    </style:style>
    <style:style style:name="P94" style:family="paragraph" style:parent-style-name="Text_20_body" style:list-style-name="L32">
      <style:paragraph-properties fo:margin-top="0cm" fo:margin-bottom="0cm" loext:contextual-spacing="false"/>
    </style:style>
    <style:style style:name="P95" style:family="paragraph" style:parent-style-name="Text_20_body" style:list-style-name="L33">
      <style:paragraph-properties fo:margin-top="0cm" fo:margin-bottom="0cm" loext:contextual-spacing="false"/>
    </style:style>
    <style:style style:name="P96" style:family="paragraph" style:parent-style-name="Text_20_body" style:list-style-name="L34">
      <style:paragraph-properties fo:margin-top="0cm" fo:margin-bottom="0cm" loext:contextual-spacing="false"/>
    </style:style>
    <style:style style:name="P97" style:family="paragraph" style:parent-style-name="Text_20_body" style:list-style-name="L35">
      <style:paragraph-properties fo:margin-top="0cm" fo:margin-bottom="0cm" loext:contextual-spacing="false"/>
    </style:style>
    <style:style style:name="P98" style:family="paragraph" style:parent-style-name="Text_20_body" style:list-style-name="L36">
      <style:paragraph-properties fo:margin-top="0cm" fo:margin-bottom="0cm" loext:contextual-spacing="false"/>
    </style:style>
    <style:style style:name="P99" style:family="paragraph" style:parent-style-name="Text_20_body" style:list-style-name="L37">
      <style:paragraph-properties fo:margin-top="0cm" fo:margin-bottom="0cm" loext:contextual-spacing="false"/>
    </style:style>
    <style:style style:name="P100" style:family="paragraph" style:parent-style-name="Text_20_body" style:list-style-name="L38">
      <style:paragraph-properties fo:margin-top="0cm" fo:margin-bottom="0cm" loext:contextual-spacing="false"/>
    </style:style>
    <style:style style:name="P101" style:family="paragraph" style:parent-style-name="Text_20_body" style:list-style-name="L39">
      <style:paragraph-properties fo:margin-top="0cm" fo:margin-bottom="0cm" loext:contextual-spacing="false"/>
    </style:style>
    <style:style style:name="P102" style:family="paragraph" style:parent-style-name="Text_20_body" style:list-style-name="L40">
      <style:paragraph-properties fo:margin-top="0cm" fo:margin-bottom="0cm" loext:contextual-spacing="false"/>
    </style:style>
    <style:style style:name="P103" style:family="paragraph" style:parent-style-name="Text_20_body" style:list-style-name="L41">
      <style:paragraph-properties fo:margin-top="0cm" fo:margin-bottom="0cm" loext:contextual-spacing="false"/>
    </style:style>
    <style:style style:name="P104" style:family="paragraph" style:parent-style-name="Text_20_body" style:list-style-name="L43">
      <style:paragraph-properties fo:margin-top="0cm" fo:margin-bottom="0cm" loext:contextual-spacing="false"/>
    </style:style>
    <style:style style:name="P105" style:family="paragraph" style:parent-style-name="Text_20_body" style:list-style-name="L44">
      <style:paragraph-properties fo:margin-top="0cm" fo:margin-bottom="0cm" loext:contextual-spacing="false"/>
    </style:style>
    <style:style style:name="P106" style:family="paragraph" style:parent-style-name="Text_20_body" style:list-style-name="L45">
      <style:paragraph-properties fo:margin-top="0cm" fo:margin-bottom="0cm" loext:contextual-spacing="false"/>
    </style:style>
    <style:style style:name="P107" style:family="paragraph" style:parent-style-name="Text_20_body" style:list-style-name="L46">
      <style:paragraph-properties fo:margin-top="0cm" fo:margin-bottom="0cm" loext:contextual-spacing="false"/>
    </style:style>
    <style:style style:name="P108" style:family="paragraph" style:parent-style-name="Text_20_body" style:list-style-name="L47">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officeooo:rsid="000a5a02"/>
    </style:style>
    <style:style style:name="T3" style:family="text">
      <style:text-properties fo:color="#c9211e" fo:font-size="22pt" style:text-underline-style="solid" style:text-underline-width="auto" style:text-underline-color="font-color" style:font-size-asian="22pt" style:font-size-complex="22pt"/>
    </style:style>
    <style:style style:name="T4" style:family="text">
      <style:text-properties fo:color="#c9211e" fo:font-size="22pt" style:text-underline-style="solid" style:text-underline-width="auto" style:text-underline-color="font-color" officeooo:rsid="000a6667" style:font-size-asian="22pt" style:font-size-complex="22pt"/>
    </style:style>
    <style:style style:name="T5" style:family="text">
      <style:text-properties fo:color="#c9211e" style:text-underline-style="solid" style:text-underline-width="auto" style:text-underline-color="font-color"/>
    </style:style>
    <style:style style:name="T6" style:family="text">
      <style:text-properties fo:color="#c9211e" fo:font-size="20pt" style:text-underline-style="solid" style:text-underline-width="auto" style:text-underline-color="font-color" style:font-size-asian="20pt" style:font-size-complex="20pt"/>
    </style:style>
    <style:style style:name="T7" style:family="text">
      <style:text-properties fo:color="#c9211e" fo:font-size="20pt" style:text-underline-style="solid" style:text-underline-width="auto" style:text-underline-color="font-color" officeooo:rsid="000b479a" style:font-size-asian="20pt" style:font-size-complex="20pt"/>
    </style:style>
    <style:style style:name="T8" style:family="text">
      <style:text-properties fo:color="#c9211e" fo:font-weight="bold" style:font-weight-asian="bold" style:font-weight-complex="bold"/>
    </style:style>
    <style:style style:name="T9" style:family="text">
      <style:text-properties officeooo:rsid="000a6667"/>
    </style:style>
    <style:style style:name="T10" style:family="text">
      <style:text-properties fo:font-size="32pt" style:text-underline-style="solid" style:text-underline-width="auto" style:text-underline-color="font-color" fo:font-weight="normal" style:font-size-asian="32pt" style:font-weight-asian="normal" style:font-size-complex="32pt" style:font-weight-complex="normal"/>
    </style:style>
    <style:style style:name="T11" style:family="text">
      <style:text-properties fo:font-size="32pt" style:text-underline-style="solid" style:text-underline-width="auto" style:text-underline-color="font-color" fo:font-weight="normal" officeooo:rsid="000a6667" style:font-size-asian="32pt" style:font-weight-asian="normal" style:font-size-complex="32pt"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officeooo:rsid="0010fcb3" style:font-weight-asian="bold" style:font-weight-complex="bold"/>
    </style:style>
    <style:style style:name="T14"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5" style:family="text">
      <style:text-properties fo:font-size="14pt" style:text-underline-style="solid" style:text-underline-width="auto" style:text-underline-color="font-color" style:font-size-asian="14pt" style:font-size-complex="14pt"/>
    </style:style>
    <style:style style:name="T16" style:family="text">
      <style:text-properties officeooo:rsid="000b479a"/>
    </style:style>
    <style:style style:name="T17" style:family="text">
      <style:text-properties fo:font-size="20pt" style:text-underline-style="solid" style:text-underline-width="auto" style:text-underline-color="font-color" style:font-size-asian="20pt" style:font-size-complex="20pt"/>
    </style:style>
    <style:style style:name="T18" style:family="text">
      <style:text-properties fo:font-size="20pt" style:text-underline-style="solid" style:text-underline-width="auto" style:text-underline-color="font-color" officeooo:rsid="000b479a" style:font-size-asian="20pt" style:font-size-complex="20pt"/>
    </style:style>
    <style:style style:name="T19" style:family="text">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0" style:family="text">
      <style:text-properties fo:font-size="20pt" fo:font-style="italic" style:text-underline-style="solid" style:text-underline-width="auto" style:text-underline-color="font-color" fo:font-weight="bold" officeooo:rsid="000b479a" style:font-size-asian="20pt" style:font-style-asian="italic" style:font-weight-asian="bold" style:font-size-complex="20pt" style:font-style-complex="italic" style:font-weight-complex="bold"/>
    </style:style>
    <style:style style:name="T21" style:family="text">
      <style:text-properties officeooo:rsid="000bf6f0"/>
    </style:style>
    <style:style style:name="T22" style:family="text">
      <style:text-properties officeooo:rsid="000d4b0c"/>
    </style:style>
    <style:style style:name="T23" style:family="text">
      <style:text-properties officeooo:rsid="0010fcb3"/>
    </style:style>
    <style:style style:name="T24" style:family="text">
      <style:text-properties fo:color="#ff0000" fo:font-weight="bold" style:font-weight-asian="bold" style:font-weight-complex="bold"/>
    </style:style>
    <style:style style:name="T25" style:family="text">
      <style:text-properties fo:color="#ffff00" fo:font-weight="bold" style:font-weight-asian="bold" style:font-weight-complex="bold"/>
    </style:style>
    <style:style style:name="T26" style:family="text">
      <style:text-properties fo:color="#069a2e" fo:font-weight="bold" style:font-weight-asian="bold" style:font-weight-complex="bold"/>
    </style:style>
    <style:style style:name="T27" style:family="text">
      <style:text-properties officeooo:rsid="0011a4f5"/>
    </style:style>
    <style:style style:name="T28" style:family="text">
      <style:text-properties officeooo:rsid="0042988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Front End :</text:h>
      <text:p text:style-name="P64"/>
      <text:h text:style-name="P2" text:outline-level="1">Routing Documentation</text:h>
      <text:h text:style-name="Heading_20_2" text:outline-level="2">Overview</text:h>
      <text:p text:style-name="Text_20_body">This document explains the routing setup <text:span text:style-name="T23">for the </text:span><text:span text:style-name="T13">KPMPP </text:span><text:span text:style-name="T23">web </text:span><text:s/>application It includes a line diagram representation of the routes for better understanding.</text:p>
      <text:p text:style-name="Horizontal_20_Line"/>
      <text:h text:style-name="Heading_20_2" text:outline-level="2">Routing Structure</text:h>
      <text:p text:style-name="Preformatted_20_Text"><text:span text:style-name="Source_20_Text"><text:s text:c="22"/>+----------------+</text:span></text:p>
      <text:p text:style-name="Preformatted_20_Text"><text:span text:style-name="Source_20_Text"><text:s text:c="22"/>| <text:s text:c="5"/>Home <text:s text:c="5"/>|</text:span></text:p>
      <text:p text:style-name="Preformatted_20_Text"><text:span text:style-name="Source_20_Text"><text:s text:c="22"/>+----------------+</text:span></text:p>
      <text:p text:style-name="Preformatted_20_Text"><text:span text:style-name="Source_20_Text"><text:s text:c="63"/></text:span><text:span text:style-name="Source_20_Text"><text:span text:style-name="T2">USER</text:span></text:span></text:p>
      <text:p text:style-name="Preformatted_20_Text"><text:span text:style-name="Source_20_Text"><text:s text:c="29"/></text:span></text:p>
      <text:p text:style-name="Preformatted_20_Text"><text:span text:style-name="Source_20_Text">+-----------------+ <text:s text:c="3"/>+-----------------+ <text:s text:c="3"/>+----------------+ <text:s text:c="3"/>+-----------------+</text:span></text:p>
      <text:p text:style-name="Preformatted_20_Text"><text:span text:style-name="Source_20_Text">| <text:s text:c="3"/>About <text:s text:c="6"/>| <text:s text:c="4"/>| <text:s/>Organization <text:s text:c="2"/>| <text:s text:c="3"/>| <text:s text:c="2"/>Dashboard <text:s text:c="2"/>| <text:s text:c="3"/>| <text:s text:c="2"/>User Auth <text:s text:c="4"/>|</text:span></text:p>
      <text:p text:style-name="Preformatted_20_Text"><text:span text:style-name="Source_20_Text">+-----------------+ <text:s text:c="3"/>+-----------------+ <text:s text:c="3"/>+----------------+ <text:s text:c="3"/>+-----------------+</text:span></text:p>
      <text:p text:style-name="Preformatted_20_Text"><text:span text:style-name="Source_20_Text"><text:s text:c="6"/></text:span></text:p>
      <text:p text:style-name="Preformatted_20_Text"><text:span text:style-name="Source_20_Text"><text:tab/><text:tab/><text:tab/><text:tab/><text:tab/><text:tab/><text:tab/><text:tab/><text:tab/><text:tab/></text:span><text:span text:style-name="Source_20_Text"><text:span text:style-name="T2">ADMIN</text:span></text:span></text:p>
      <text:p text:style-name="Preformatted_20_Text"><text:span text:style-name="Source_20_Text"><text:s text:c="2"/>+--------------+ <text:s text:c="3"/>+----------------+ <text:s text:c="3"/>+----------------+ <text:s text:c="3"/>+----------------+</text:span></text:p>
      <text:p text:style-name="Preformatted_20_Text"><text:span text:style-name="Source_20_Text"><text:s text:c="2"/>| <text:s/>Objectives | <text:s text:c="3"/>| <text:s/>Complaints <text:s text:c="3"/>| <text:s text:c="3"/>| <text:s/>Admin Auth <text:s text:c="3"/>| <text:s text:c="3"/>| <text:s/>Admin Panel <text:s text:c="2"/>|</text:span></text:p>
      <text:p text:style-name="Preformatted_20_Text"><text:span text:style-name="Source_20_Text"><text:s text:c="2"/>+--------------+ <text:s text:c="3"/>+----------------+ <text:s text:c="3"/>+----------------+ <text:s text:c="3"/>+----------------+</text:span></text:p>
      <text:p text:style-name="Preformatted_20_Text"><text:span text:style-name="Source_20_Text"><text:s text:c="9"/>|</text:span></text:p>
      <text:p text:style-name="Preformatted_20_Text"><text:span text:style-name="Source_20_Text"><text:s text:c="8"/></text:span></text:p>
      <text:p text:style-name="Preformatted_20_Text"><text:span text:style-name="Source_20_Text"><text:s text:c="2"/>+---------------+ <text:s text:c="3"/>+--------------+ <text:s text:c="4"/>+------------+</text:span></text:p>
      <text:p text:style-name="Preformatted_20_Text"><text:span text:style-name="Source_20_Text"><text:s text:c="2"/>| <text:s/>Missions <text:s text:c="3"/>| <text:s text:c="6"/>| <text:s/>Media <text:s text:c="5"/>| <text:s text:c="3"/>| <text:s/>Treasurer <text:s/>|</text:span></text:p>
      <text:p text:style-name="Preformatted_20_Text"><text:span text:style-name="Source_20_Text"><text:s text:c="2"/>+---------------+ <text:s text:c="3"/>+--------------+ <text:s text:c="5"/>+------------+</text:span></text:p>
      <text:p text:style-name="Preformatted_20_Text"><text:span text:style-name="Source_20_Text"><text:s text:c="9"/></text:span></text:p>
      <text:p text:style-name="Preformatted_20_Text"><text:span text:style-name="Source_20_Text"/></text:p>
      <text:h text:style-name="Heading_20_3" text:outline-level="3">Explanation:</text:h>
      <text:list xml:id="list2714878385" text:style-name="L1">
        <text:list-item>
          <text:p text:style-name="P17"><text:span text:style-name="Strong_20_Emphasis">Home (</text:span><text:span text:style-name="Source_20_Text"><text:span text:style-name="Strong_20_Emphasis">/</text:span></text:span><text:span text:style-name="Strong_20_Emphasis">)</text:span>: The landing page of the application.</text:p>
        </text:list-item>
        <text:list-item>
          <text:p text:style-name="P17"><text:span text:style-name="Strong_20_Emphasis">About (</text:span><text:span text:style-name="Source_20_Text"><text:span text:style-name="Strong_20_Emphasis">/about</text:span></text:span><text:span text:style-name="Strong_20_Emphasis">)</text:span>: Displays information about the organization.</text:p>
        </text:list-item>
        <text:list-item>
          <text:p text:style-name="P17"><text:span text:style-name="Strong_20_Emphasis">Organization (</text:span><text:span text:style-name="Source_20_Text"><text:span text:style-name="Strong_20_Emphasis">/organization</text:span></text:span><text:span text:style-name="Strong_20_Emphasis">)</text:span>: Provides details about the structure.</text:p>
        </text:list-item>
        <text:list-item>
          <text:p text:style-name="P17"><text:span text:style-name="Strong_20_Emphasis">Dashboard (</text:span><text:span text:style-name="Source_20_Text"><text:span text:style-name="Strong_20_Emphasis">/dashboard</text:span></text:span><text:span text:style-name="Strong_20_Emphasis">)</text:span>: User-specific dashboard.</text:p>
        </text:list-item>
        <text:list-item>
          <text:p text:style-name="P17"><text:span text:style-name="Strong_20_Emphasis">User Authentication (</text:span><text:span text:style-name="Source_20_Text"><text:span text:style-name="Strong_20_Emphasis">/join</text:span></text:span><text:span text:style-name="Strong_20_Emphasis">)</text:span>: Sign-up/login page.</text:p>
        </text:list-item>
        <text:list-item>
          <text:p text:style-name="P17"><text:soft-page-break/><text:span text:style-name="Strong_20_Emphasis">Objectives (</text:span><text:span text:style-name="Source_20_Text"><text:span text:style-name="Strong_20_Emphasis">/objectives</text:span></text:span><text:span text:style-name="Strong_20_Emphasis">)</text:span>: Displays the goals of the organization.</text:p>
        </text:list-item>
        <text:list-item>
          <text:p text:style-name="P17"><text:span text:style-name="Strong_20_Emphasis">Complaint Form (</text:span><text:span text:style-name="Source_20_Text"><text:span text:style-name="Strong_20_Emphasis">/complaints</text:span></text:span><text:span text:style-name="Strong_20_Emphasis">)</text:span>: Allows users to file complaints.</text:p>
        </text:list-item>
        <text:list-item>
          <text:p text:style-name="P17"><text:span text:style-name="Strong_20_Emphasis">Admin Dashboard (</text:span><text:span text:style-name="Source_20_Text"><text:span text:style-name="Strong_20_Emphasis">/admindashboard</text:span></text:span><text:span text:style-name="Strong_20_Emphasis">)</text:span>: Admin panel for managing content.</text:p>
        </text:list-item>
        <text:list-item>
          <text:p text:style-name="P17"><text:span text:style-name="Strong_20_Emphasis">Admin Authentication (</text:span><text:span text:style-name="Source_20_Text"><text:span text:style-name="Strong_20_Emphasis">/adminauth</text:span></text:span><text:span text:style-name="Strong_20_Emphasis">)</text:span>: Secure login for admin access.</text:p>
        </text:list-item>
        <text:list-item>
          <text:p text:style-name="P17"><text:span text:style-name="Strong_20_Emphasis">Donation Form (</text:span><text:span text:style-name="Source_20_Text"><text:span text:style-name="Strong_20_Emphasis">/donate</text:span></text:span><text:span text:style-name="Strong_20_Emphasis">)</text:span>: Accepts donations.</text:p>
        </text:list-item>
        <text:list-item>
          <text:p text:style-name="P17"><text:span text:style-name="Strong_20_Emphasis">Media (</text:span><text:span text:style-name="Source_20_Text"><text:span text:style-name="Strong_20_Emphasis">/media</text:span></text:span><text:span text:style-name="Strong_20_Emphasis">)</text:span>: Contains media and press releases.</text:p>
        </text:list-item>
      </text:list>
      <text:p text:style-name="Text_20_body"/>
      <text:p text:style-name="Text_20_body"/>
      <text:h text:style-name="Heading_20_3" text:outline-level="3"><text:span text:style-name="Strong_20_Emphasis"><text:span text:style-name="T3">Why is the </text:span></text:span><text:span text:style-name="Strong_20_Emphasis"><text:span text:style-name="Source_20_Text"><text:span text:style-name="T3">Navigation</text:span></text:span></text:span><text:span text:style-name="Strong_20_Emphasis"><text:span text:style-name="T3"> </text:span></text:span><text:span text:style-name="Strong_20_Emphasis"><text:span text:style-name="T4">Page</text:span></text:span></text:h>
      <text:p text:style-name="Text_20_body">The <text:span text:style-name="Source_20_Text">Navigation</text:span> component plays a crucial role in enhancing user experience and accessibility on your political party's website. Here’s why it’s useful:</text:p>
      <text:h text:style-name="Heading_20_3" text:outline-level="3"><text:span text:style-name="Strong_20_Emphasis">1. Easy Navigation Across the Website</text:span></text:h>
      <text:list xml:id="list4217537129" text:style-name="L3">
        <text:list-item>
          <text:p text:style-name="P65">Users can quickly access important sections like <text:span text:style-name="Strong_20_Emphasis">Home, About, Organization, Media, Objectives, Complaints, Missions, and Admin</text:span>. </text:p>
        </text:list-item>
        <text:list-item>
          <text:p text:style-name="P18">The <text:span text:style-name="Strong_20_Emphasis">fixed-top</text:span> navbar ensures that users can navigate from anywhere on the page without scrolling back to the top. </text:p>
        </text:list-item>
      </text:list>
      <text:h text:style-name="Heading_20_3" text:outline-level="3"><text:span text:style-name="Strong_20_Emphasis">2. Professional &amp; Branded Appearance</text:span></text:h>
      <text:list xml:id="list2767865073" text:style-name="L4">
        <text:list-item>
          <text:p text:style-name="P66">The <text:span text:style-name="Strong_20_Emphasis">party logo</text:span> and name in the navbar reinforce your party's brand identity. </text:p>
        </text:list-item>
        <text:list-item>
          <text:p text:style-name="P19">The <text:span text:style-name="Strong_20_Emphasis">dark-themed design</text:span> with a modern layout makes the website look professional and organized. </text:p>
        </text:list-item>
      </text:list>
      <text:h text:style-name="Heading_20_3" text:outline-level="3"><text:span text:style-name="Strong_20_Emphasis">3. Mobile-Friendly &amp; Responsive Design</text:span></text:h>
      <text:list xml:id="list3684870458" text:style-name="L5">
        <text:list-item>
          <text:p text:style-name="P67">The navbar <text:span text:style-name="Strong_20_Emphasis">collapses into a hamburger menu</text:span> on small screens, ensuring a smooth mobile experience. </text:p>
        </text:list-item>
        <text:list-item>
          <text:p text:style-name="P20">Buttons and social media icons adapt to different screen sizes, making the site accessible to all users. </text:p>
        </text:list-item>
      </text:list>
      <text:h text:style-name="Heading_20_3" text:outline-level="3"><text:span text:style-name="Strong_20_Emphasis">4. Encourages User Engagement</text:span></text:h>
      <text:list xml:id="list143274698" text:style-name="L6">
        <text:list-item>
          <text:p text:style-name="P68">The <text:span text:style-name="Strong_20_Emphasis">"Donate"</text:span> button encourages visitors to contribute financially, supporting the party’s initiatives. </text:p>
        </text:list-item>
        <text:list-item>
          <text:p text:style-name="P21">The <text:span text:style-name="Strong_20_Emphasis">"Join"</text:span> button makes it easy for new members to sign up and get involved in the party’s activities. </text:p>
        </text:list-item>
      </text:list>
      <text:h text:style-name="Heading_20_3" text:outline-level="3"><text:soft-page-break/><text:span text:style-name="Strong_20_Emphasis">5. Social Media Integration</text:span></text:h>
      <text:list xml:id="list2081603967" text:style-name="L7">
        <text:list-item>
          <text:p text:style-name="P69">Facebook, Twitter, Instagram, and YouTube icons <text:span text:style-name="Strong_20_Emphasis">increase the party’s online presence</text:span> and allow users to follow updates easily. </text:p>
        </text:list-item>
        <text:list-item>
          <text:p text:style-name="P22">Clicking on an icon <text:span text:style-name="Strong_20_Emphasis">opens the respective platform in a new tab</text:span>, ensuring users stay engaged with party updates without leaving the website. </text:p>
        </text:list-item>
      </text:list>
      <text:h text:style-name="Heading_20_3" text:outline-level="3"><text:span text:style-name="Strong_20_Emphasis">6. Enhances Website Usability</text:span></text:h>
      <text:list xml:id="list695754920" text:style-name="L8">
        <text:list-item>
          <text:p text:style-name="P70"><text:span text:style-name="T23">M</text:span>aking navigation smooth without reloading the page. </text:p>
        </text:list-item>
        <text:list-item>
          <text:p text:style-name="P23">The <text:span text:style-name="Strong_20_Emphasis">shadow effect </text:span><text:s/>provide a visually appealing, user-friendly interface. </text:p>
        </text:list-item>
      </text:list>
      <text:h text:style-name="Heading_20_3" text:outline-level="3"><text:span text:style-name="Strong_20_Emphasis">7. Maintains Security &amp; Performance</text:span></text:h>
      <text:list xml:id="list1313004783" text:style-name="L9">
        <text:list-item>
          <text:p text:style-name="P71">External links include <text:s/>which protects against potential security vulnerabilities. </text:p>
        </text:list-item>
        <text:list-item>
          <text:p text:style-name="P24">Styled with <text:span text:style-name="Strong_20_Emphasis"><text:span text:style-name="T9">components </text:span></text:span>ensuring lightweight and fast performance. </text:p>
        </text:list-item>
      </text:list>
      <text:h text:style-name="Heading_20_3" text:outline-level="3"><text:span text:style-name="Strong_20_Emphasis">Conclusion</text:span></text:h>
      <text:p text:style-name="Text_20_body">The <text:span text:style-name="Source_20_Text">Navigation</text:span> component is not just a menu—it <text:span text:style-name="Strong_20_Emphasis"><text:span text:style-name="T14">strengthens user engagement, promotes donations and membership, enhances branding, and ensures seamless website navigation.</text:span></text:span> This makes it a critical element in building a <text:span text:style-name="Strong_20_Emphasis">credible and accessible</text:span> political party website. 🚀</text:p>
      <text:p text:style-name="Text_20_body"/>
      <text:p text:style-name="Text_20_body"/>
      <text:p text:style-name="Text_20_body"/>
      <text:h text:style-name="Heading_20_3" text:outline-level="3"><text:span text:style-name="Strong_20_Emphasis"><text:span text:style-name="T10">Why is the </text:span></text:span><text:span text:style-name="Strong_20_Emphasis"><text:span text:style-name="Source_20_Text"><text:span text:style-name="T10">Part</text:span></text:span></text:span><text:span text:style-name="Strong_20_Emphasis"><text:span text:style-name="Source_20_Text"><text:span text:style-name="T11">y swiper</text:span></text:span></text:span><text:span text:style-name="Strong_20_Emphasis"><text:span text:style-name="Source_20_Text"><text:span text:style-name="T9"> </text:span></text:span></text:span></text:h>
      <text:p text:style-name="Text_20_body">The <text:span text:style-name="Source_20_Text">Partycard_swiper</text:span> component serves as a <text:span text:style-name="Strong_20_Emphasis">dynamic, multilingual, and visually engaging</text:span> way to present your political party’s identity and mission. Here’s why it’s important:</text:p>
      <text:h text:style-name="Heading_20_3" text:outline-level="3"><text:span text:style-name="Strong_20_Emphasis">1. Multilingual Support for Inclusivity</text:span></text:h>
      <text:list xml:id="list4152409006" text:style-name="L10">
        <text:list-item>
          <text:p text:style-name="P72">It displays <text:span text:style-name="Strong_20_Emphasis">the party name, slogan, and a call-to-action button in multiple languages</text:span>, making it accessible to people from different linguistic backgrounds. </text:p>
        </text:list-item>
        <text:list-item>
          <text:p text:style-name="P25">This ensures a <text:span text:style-name="Strong_20_Emphasis">wider reach and inclusivity</text:span>, which is essential for political engagement. </text:p>
        </text:list-item>
      </text:list>
      <text:h text:style-name="Heading_20_3" text:outline-level="3"><text:span text:style-name="Strong_20_Emphasis">2. Visually Appealing &amp; Engaging Design</text:span></text:h>
      <text:list xml:id="list1566196322" text:style-name="L11">
        <text:list-item>
          <text:p text:style-name="P73">The <text:span text:style-name="Strong_20_Emphasis">animated card slider</text:span> (Swiper) enhances user engagement by displaying different language cards dynamically. </text:p>
        </text:list-item>
        <text:list-item>
          <text:p text:style-name="P73"><text:span text:style-name="Strong_20_Emphasis">Gradient background colors</text:span> provide an attractive and modern look. </text:p>
        </text:list-item>
        <text:list-item>
          <text:p text:style-name="P26">The <text:span text:style-name="Strong_20_Emphasis">3D hover effect and smooth transitions</text:span> make the component visually appealing. </text:p>
        </text:list-item>
      </text:list>
      <text:h text:style-name="Heading_20_3" text:outline-level="3"><text:soft-page-break/><text:span text:style-name="Strong_20_Emphasis">3. Encourages Party Membership</text:span></text:h>
      <text:list xml:id="list1151630971" text:style-name="L12">
        <text:list-item>
          <text:p text:style-name="P74">The <text:span text:style-name="Strong_20_Emphasis">"Join the Party"</text:span> button on each card directs users to the membership page, making it easier for visitors to get involved. </text:p>
        </text:list-item>
        <text:list-item>
          <text:p text:style-name="P27">This boosts <text:span text:style-name="Strong_20_Emphasis">party registrations and participation</text:span>. </text:p>
        </text:list-item>
      </text:list>
      <text:h text:style-name="Heading_20_3" text:outline-level="3"><text:span text:style-name="Strong_20_Emphasis">4. Mobile-Friendly &amp; Responsive</text:span></text:h>
      <text:list xml:id="list536827366" text:style-name="L13">
        <text:list-item>
          <text:p text:style-name="P75">The <text:span text:style-name="Strong_20_Emphasis">Swiper component</text:span> adjusts the number of visible cards based on screen size, ensuring a great user experience on both mobile and desktop. </text:p>
        </text:list-item>
        <text:list-item>
          <text:p text:style-name="P28"><text:span text:style-name="Strong_20_Emphasis">Breakpoints ensure smooth adaptability</text:span> across devices. </text:p>
        </text:list-item>
      </text:list>
      <text:h text:style-name="Heading_20_3" text:outline-level="3"><text:span text:style-name="Strong_20_Emphasis">5. Smooth Autoplay for Higher Engagement</text:span></text:h>
      <text:list xml:id="list3337572261" text:style-name="L14">
        <text:list-item>
          <text:p text:style-name="P76">The <text:span text:style-name="Strong_20_Emphasis">autoplay feature</text:span> rotates through the language cards automatically, grabbing users' attention. </text:p>
        </text:list-item>
        <text:list-item>
          <text:p text:style-name="P29">This increases interaction time and ensures users don’t miss any available language option. </text:p>
        </text:list-item>
      </text:list>
      <text:h text:style-name="Heading_20_3" text:outline-level="3"><text:span text:style-name="Strong_20_Emphasis">6. Easy Navigation &amp; SEO Benefits</text:span></text:h>
      <text:list xml:id="list1445960804" text:style-name="L15">
        <text:list-item>
          <text:p text:style-name="P77">Uses <text:span text:style-name="Strong_20_Emphasis"><text:span text:style-name="T23">components </text:span></text:span><text:s/>for smooth client-side navigation without reloading the page. </text:p>
        </text:list-item>
        <text:list-item>
          <text:p text:style-name="P30">The multilingual content can help with <text:span text:style-name="Strong_20_Emphasis">SEO</text:span>, making the site more discoverable in different language searches. </text:p>
        </text:list-item>
      </text:list>
      <text:h text:style-name="Heading_20_3" text:outline-level="3"><text:span text:style-name="Strong_20_Emphasis">Conclusion</text:span></text:h>
      <text:p text:style-name="Text_20_body">The <text:span text:style-name="Source_20_Text">Partycard_swiper</text:span> component is an <text:span text:style-name="Strong_20_Emphasis">interactive, multilingual, and engaging</text:span> way to promote party membership while ensuring inclusivity and a professional look. It not only <text:span text:style-name="Strong_20_Emphasis">grabs attention but also encourages active participation</text:span>, making it an essential feature of your political party’s website. 🚀</text:p>
      <text:p text:style-name="Text_20_body"/>
      <text:p text:style-name="Text_20_body"/>
      <text:p text:style-name="Text_20_body"/>
      <text:p text:style-name="P31">ORGANIZATION PAGE :</text:p>
      <text:p text:style-name="Text_20_body">This section provides details about different leadership roles in our organization. Below is a simple guide on how the buttons work:</text:p>
      <text:list xml:id="list4125716951" text:style-name="L16">
        <text:list-item>
          <text:p text:style-name="P32"><text:span text:style-name="Strong_20_Emphasis">Learn More Button</text:span> 🔍</text:p>
          <text:list>
            <text:list-item>
              <text:p text:style-name="P78">Click <text:span text:style-name="Strong_20_Emphasis">"Learn More"</text:span> on any role to view detailed information about that position. </text:p>
            </text:list-item>
            <text:list-item>
              <text:p text:style-name="P78">You will see an expanded card with additional responsibilities and duties. </text:p>
            </text:list-item>
          </text:list>
        </text:list-item>
        <text:list-item>
          <text:p text:style-name="P32"><text:span text:style-name="Strong_20_Emphasis">Back Button</text:span> 🔙</text:p>
          <text:list>
            <text:list-item>
              <text:p text:style-name="P78">After viewing the detailed information, click <text:span text:style-name="Strong_20_Emphasis">"Back"</text:span> to return to the main list of roles. </text:p>
            </text:list-item>
            <text:list-item>
              <text:p text:style-name="P32">This will bring you back to the overview of all positions. </text:p>
            </text:list-item>
          </text:list>
        </text:list-item>
      </text:list>
      <text:p text:style-name="Text_20_body"><text:soft-page-break/>That's it! Simply click the buttons to explore the organization’s structure and learn about each role. 🚀</text:p>
      <text:h text:style-name="P15" text:outline-level="3"><text:span text:style-name="Strong_20_Emphasis"><text:s/></text:span></text:h>
      <text:h text:style-name="P15" text:outline-level="3"><text:span text:style-name="Strong_20_Emphasis"><text:span text:style-name="T17">(Missions Page/</text:span></text:span><text:span text:style-name="Strong_20_Emphasis"><text:span text:style-name="T18">objectivespage</text:span></text:span><text:span text:style-name="Strong_20_Emphasis"><text:span text:style-name="T17">)</text:span></text:span></text:h>
      <text:p text:style-name="Text_20_body">The <text:span text:style-name="Strong_20_Emphasis">Missions</text:span> page serves as an informative section for users, outlining the key goals, objectives, and commitments of the <text:span text:style-name="Strong_20_Emphasis">KPM political party</text:span>. It provides transparency about the party's mission across various domains like <text:span text:style-name="Strong_20_Emphasis">food, housing, employment, economy, education, healthcare, and infrastructure </text:span><text:span text:style-name="Strong_20_Emphasis"><text:span text:style-name="T23">etc..</text:span></text:span></text:p>
      <text:h text:style-name="Heading_20_3" text:outline-level="3"><text:span text:style-name="Strong_20_Emphasis">What This Page Does</text:span></text:h>
      <text:list xml:id="list1260401761" text:style-name="L17">
        <text:list-item>
          <text:p text:style-name="P79">Displays the <text:span text:style-name="Strong_20_Emphasis">party’s core missions</text:span> in an organized and visually appealing manner. </text:p>
        </text:list-item>
        <text:list-item>
          <text:p text:style-name="P79">Helps users <text:span text:style-name="Strong_20_Emphasis">understand the party’s vision</text:span> and what it stands for. </text:p>
        </text:list-item>
        <text:list-item>
          <text:p text:style-name="P79">Encourages users to align with the party's values and possibly <text:span text:style-name="Strong_20_Emphasis">support or join the movement</text:span>. </text:p>
        </text:list-item>
        <text:list-item>
          <text:p text:style-name="P33">Provides a <text:span text:style-name="Strong_20_Emphasis">quick overview</text:span> of different socio-economic and political areas that the party aims to improve. </text:p>
        </text:list-item>
      </text:list>
      <text:h text:style-name="Heading_20_3" text:outline-level="3"><text:span text:style-name="Strong_20_Emphasis">How Users Will Use It</text:span></text:h>
      <text:list xml:id="list2347155465" text:style-name="L18">
        <text:list-item>
          <text:p text:style-name="P80">Visitors, supporters, and potential voters will <text:span text:style-name="Strong_20_Emphasis">read through the missions</text:span> to understand the party’s goals. </text:p>
        </text:list-item>
        <text:list-item>
          <text:p text:style-name="P80">Individuals who are concerned about <text:span text:style-name="Strong_20_Emphasis">specific issues</text:span> (e.g., employment, education, healthcare) can see how the party plans to address them. </text:p>
        </text:list-item>
        <text:list-item>
          <text:p text:style-name="P80">The structured card layout ensures an <text:span text:style-name="Strong_20_Emphasis">easy and engaging user experience</text:span>, making it accessible on both desktop and mobile. </text:p>
        </text:list-item>
        <text:list-item>
          <text:p text:style-name="P34">This page can be <text:span text:style-name="Strong_20_Emphasis">referenced during campaigns, rallies, and political discussions</text:span> to communicate the party’s agenda. </text:p>
        </text:list-item>
      </text:list>
      <text:p text:style-name="Text_20_body">Would you like any enhancements, such as a <text:span text:style-name="Strong_20_Emphasis">call-to-action (CTA) button</text:span> encouraging users to get involved or provide feedback?</text:p>
      <text:p text:style-name="P8"/>
      <text:p text:style-name="Text_20_body"/>
      <text:h text:style-name="Heading_20_3" text:outline-level="3"><text:soft-page-break/><text:span text:style-name="Strong_20_Emphasis"/></text:h>
      <text:h text:style-name="P6" text:outline-level="4"><text:span text:style-name="Strong_20_Emphasis"><text:span text:style-name="T7">COMPLAINT PAGE</text:span></text:span></text:h>
      <text:p text:style-name="Text_20_body">The <text:span text:style-name="Strong_20_Emphasis">Complaint Form</text:span> allows users to formally submit their concerns, grievances, or complaints regarding any issue to the <text:span text:style-name="T1">Karshaka Praja Marg (KPM) political party</text:span>. This form provides a structured way for citizens to voice their concerns, ensuring their issues are heard and addressed by the relevant authorities within the party.</text:p>
      <text:p text:style-name="Horizontal_20_Line"/>
      <text:h text:style-name="Heading_20_3" text:outline-level="3"><text:span text:style-name="Strong_20_Emphasis">Why Users Need This Complaint Form?</text:span></text:h>
      <text:list xml:id="list2682032902" text:style-name="L19">
        <text:list-item>
          <text:p text:style-name="P35"><text:span text:style-name="Strong_20_Emphasis">Direct Communication with the Party:</text:span></text:p>
          <text:list>
            <text:list-item>
              <text:p text:style-name="P81">Users can raise issues related to governance, public welfare, local problems, or any concerns they want the party to address. </text:p>
            </text:list-item>
            <text:list-item>
              <text:p text:style-name="P81">Provides a way for users to connect with the political representatives efficiently. </text:p>
            </text:list-item>
          </text:list>
        </text:list-item>
        <text:list-item>
          <text:p text:style-name="P35"><text:span text:style-name="Strong_20_Emphasis">Accountability &amp; Transparency:</text:span></text:p>
          <text:list>
            <text:list-item>
              <text:p text:style-name="P81">Ensures that complaints are formally recorded and handled systematically. </text:p>
            </text:list-item>
            <text:list-item>
              <text:p text:style-name="P81">Builds trust between the party and the public. </text:p>
            </text:list-item>
          </text:list>
        </text:list-item>
        <text:list-item>
          <text:p text:style-name="P35"><text:span text:style-name="Strong_20_Emphasis">Easy Submission Process:</text:span></text:p>
          <text:list>
            <text:list-item>
              <text:p text:style-name="P81">Users can submit their complaints online without needing to visit an office. </text:p>
            </text:list-item>
            <text:list-item>
              <text:p text:style-name="P81">Simple and user-friendly interface. </text:p>
            </text:list-item>
          </text:list>
        </text:list-item>
        <text:list-item>
          <text:p text:style-name="P35"><text:span text:style-name="Strong_20_Emphasis">Quick Response &amp; Resolution:</text:span></text:p>
          <text:list>
            <text:list-item>
              <text:p text:style-name="P81">Once submitted, the complaint is stored in the <text:s/>database, allowing the party to access and process it efficiently. </text:p>
            </text:list-item>
            <text:list-item>
              <text:p text:style-name="P81">Helps streamline responses and track complaint statuses. </text:p>
            </text:list-item>
          </text:list>
        </text:list-item>
        <text:list-item>
          <text:p text:style-name="P35"><text:span text:style-name="Strong_20_Emphasis">Ensures Citizen Participation:</text:span></text:p>
          <text:list>
            <text:list-item>
              <text:p text:style-name="P81">Empowers people by allowing them to actively participate in political and social matters. </text:p>
            </text:list-item>
            <text:list-item>
              <text:p text:style-name="P35">Encourages engagement with governance and party decision-making. </text:p>
            </text:list-item>
          </text:list>
        </text:list-item>
      </text:list>
      <text:p text:style-name="Horizontal_20_Line"/>
      <text:h text:style-name="Heading_20_3" text:outline-level="3"><text:span text:style-name="Strong_20_Emphasis">How Users Can Use This Complaint Form?</text:span></text:h>
      <text:list xml:id="list325900151" text:style-name="L20">
        <text:list-item>
          <text:p text:style-name="P36"><text:span text:style-name="Strong_20_Emphasis">Fill in Personal Details:</text:span></text:p>
          <text:list>
            <text:list-item>
              <text:p text:style-name="P82">Users provide their <text:span text:style-name="Strong_20_Emphasis">name, address, mobile number, and email ID</text:span> to identify themselves. </text:p>
            </text:list-item>
          </text:list>
        </text:list-item>
        <text:list-item>
          <text:p text:style-name="P36"><text:span text:style-name="Strong_20_Emphasis">Specify the Complaint:</text:span></text:p>
          <text:list>
            <text:list-item>
              <text:p text:style-name="P82">Users describe their issue in the <text:span text:style-name="Strong_20_Emphasis">complaint text box</text:span>, providing necessary details. </text:p>
            </text:list-item>
          </text:list>
        </text:list-item>
        <text:list-item>
          <text:p text:style-name="P36"><text:span text:style-name="Strong_20_Emphasis">Submit Supporting Information:</text:span></text:p>
          <text:list>
            <text:list-item>
              <text:p text:style-name="P82">Users enter their <text:span text:style-name="Strong_20_Emphasis">voter ID and Aadhar number</text:span> for verification purposes. </text:p>
            </text:list-item>
          </text:list>
        </text:list-item>
        <text:list-item>
          <text:p text:style-name="P36"><text:soft-page-break/><text:span text:style-name="Strong_20_Emphasis">Submit the Complaint:</text:span></text:p>
          <text:list>
            <text:list-item>
              <text:p text:style-name="P82">Clicking the <text:span text:style-name="Strong_20_Emphasis">"Submit Complaint"</text:span> button sends the complaint to the <text:s/>database for review. </text:p>
            </text:list-item>
            <text:list-item>
              <text:p text:style-name="P36">Users receive a confirmation message after submission. </text:p>
            </text:list-item>
          </text:list>
        </text:list-item>
      </text:list>
      <text:p text:style-name="Horizontal_20_Line"/>
      <text:h text:style-name="Heading_20_3" text:outline-level="3"><text:span text:style-name="Strong_20_Emphasis">Who Can Use This Complaint Form?</text:span></text:h>
      <text:list xml:id="list493532104" text:style-name="L21">
        <text:list-item>
          <text:p text:style-name="P83"><text:span text:style-name="Strong_20_Emphasis">Citizens looking to report local issues</text:span> such as infrastructure problems, corruption, or governance inefficiencies. </text:p>
        </text:list-item>
        <text:list-item>
          <text:p text:style-name="P83"><text:span text:style-name="Strong_20_Emphasis">Supporters or members of the KPM party</text:span> who wish to communicate concerns directly. </text:p>
        </text:list-item>
        <text:list-item>
          <text:p text:style-name="P37"><text:span text:style-name="Strong_20_Emphasis">People seeking assistance</text:span> with political or administrative grievances. </text:p>
        </text:list-item>
      </text:list>
      <text:p text:style-name="Horizontal_20_Line"/>
      <text:h text:style-name="Heading_20_3" text:outline-level="3"><text:span text:style-name="Strong_20_Emphasis">Conclusion</text:span></text:h>
      <text:p text:style-name="Text_20_body">This <text:span text:style-name="Strong_20_Emphasis">Complaint Form</text:span> is an essential tool for ensuring open communication between the public and the Mana Karshaka Praja Marg (KPM) political party. It allows users to easily report issues, ensuring their voices are heard and action is taken efficiently.</text:p>
      <text:p text:style-name="Text_20_body"/>
      <text:p text:style-name="Text_20_body"/>
      <text:p text:style-name="Text_20_body"/>
      <text:p text:style-name="Text_20_body"><text:span text:style-name="Strong_20_Emphasis"/></text:p>
      <text:h text:style-name="P6" text:outline-level="4"><text:span text:style-name="Strong_20_Emphasis"><text:span text:style-name="T20">Donations Page</text:span></text:span><text:span text:style-name="Strong_20_Emphasis"><text:span text:style-name="T16"> </text:span></text:span></text:h>
      <text:p text:style-name="Text_20_body">The <text:span text:style-name="Strong_20_Emphasis">Donations Page</text:span> provides users with a simple and secure way to contribute financially to the <text:span text:style-name="T8">Karshaka Praja Marg (KPM) political party</text:span>. It offers a user-friendly interface where donors can select predefined amounts or enter a custom donation amount.</text:p>
      <text:p text:style-name="Horizontal_20_Line"/>
      <text:h text:style-name="Heading_20_3" text:outline-level="3"><text:span text:style-name="Strong_20_Emphasis">Why Users Need This Donations Page?</text:span></text:h>
      <text:list xml:id="list2107405062" text:style-name="L22">
        <text:list-item>
          <text:p text:style-name="P38"><text:span text:style-name="Strong_20_Emphasis">Support a Cause:</text:span></text:p>
          <text:list>
            <text:list-item>
              <text:p text:style-name="P84">Users can contribute financially to support the initiatives, campaigns, and activities of the political party. </text:p>
            </text:list-item>
            <text:list-item>
              <text:p text:style-name="P84">Donations help in funding social welfare programs, election campaigns, and other party operations. </text:p>
            </text:list-item>
          </text:list>
        </text:list-item>
        <text:list-item>
          <text:p text:style-name="P38"><text:span text:style-name="Strong_20_Emphasis">Convenience &amp; Accessibility:</text:span></text:p>
          <text:list>
            <text:list-item>
              <text:p text:style-name="P84">The page allows users to donate online without the need for physical transactions. </text:p>
            </text:list-item>
            <text:list-item>
              <text:p text:style-name="P84">Provides an intuitive interface with quick donation options. </text:p>
            </text:list-item>
          </text:list>
        </text:list-item>
        <text:list-item>
          <text:p text:style-name="P38"><text:span text:style-name="Strong_20_Emphasis">Flexible Donation Amounts:</text:span></text:p>
          <text:list>
            <text:list-item>
              <text:p text:style-name="P84"><text:soft-page-break/>Users can choose from a range of predefined amounts or enter a custom donation amount based on their preference. </text:p>
            </text:list-item>
          </text:list>
        </text:list-item>
        <text:list-item>
          <text:p text:style-name="P38"><text:span text:style-name="Strong_20_Emphasis">Transparency &amp; Trust:</text:span></text:p>
          <text:list>
            <text:list-item>
              <text:p text:style-name="P84">Displaying the selected donation amount ensures transparency in contributions. </text:p>
            </text:list-item>
            <text:list-item>
              <text:p text:style-name="P84">Users are assured of the exact amount they are contributing before proceeding. </text:p>
            </text:list-item>
          </text:list>
        </text:list-item>
        <text:list-item>
          <text:p text:style-name="P38"><text:span text:style-name="Strong_20_Emphasis">Encourages Political Participation:</text:span></text:p>
          <text:list>
            <text:list-item>
              <text:p text:style-name="P84">Allows supporters to contribute towards a movement they believe in. </text:p>
            </text:list-item>
            <text:list-item>
              <text:p text:style-name="P38">Strengthens public engagement with the political party. </text:p>
            </text:list-item>
          </text:list>
        </text:list-item>
      </text:list>
      <text:p text:style-name="Horizontal_20_Line"/>
      <text:h text:style-name="Heading_20_3" text:outline-level="3"><text:span text:style-name="Strong_20_Emphasis">How Users Can Use This Donations Page?</text:span></text:h>
      <text:list xml:id="list2415649883" text:style-name="L23">
        <text:list-item>
          <text:p text:style-name="P39"><text:span text:style-name="Strong_20_Emphasis">Select a Donation Amount:</text:span></text:p>
          <text:list>
            <text:list-item>
              <text:p text:style-name="P85">Users can choose from predefined donation amounts such as ₹10, ₹100, ₹1,000, etc. </text:p>
            </text:list-item>
            <text:list-item>
              <text:p text:style-name="P85">If none of the predefined amounts suit them, they can select the <text:span text:style-name="Strong_20_Emphasis">"Custom Amount"</text:span> option. </text:p>
            </text:list-item>
          </text:list>
        </text:list-item>
        <text:list-item>
          <text:p text:style-name="P39"><text:span text:style-name="Strong_20_Emphasis">Enter Custom Amount (If Required):</text:span></text:p>
          <text:list>
            <text:list-item>
              <text:p text:style-name="P85">If users select the <text:span text:style-name="Strong_20_Emphasis">"Custom Amount"</text:span> option, a text input field appears where they can enter their desired donation amount. </text:p>
            </text:list-item>
          </text:list>
        </text:list-item>
        <text:list-item>
          <text:p text:style-name="P39"><text:span text:style-name="Strong_20_Emphasis">Confirm the Donation:</text:span></text:p>
          <text:list>
            <text:list-item>
              <text:p text:style-name="P85">Users can review the selected amount displayed at the top. </text:p>
            </text:list-item>
            <text:list-item>
              <text:p text:style-name="P39">Clicking the <text:span text:style-name="Strong_20_Emphasis">"You're Paying ₹X"</text:span> button confirms the donation. </text:p>
            </text:list-item>
          </text:list>
        </text:list-item>
      </text:list>
      <text:p text:style-name="Horizontal_20_Line"/>
      <text:h text:style-name="Heading_20_3" text:outline-level="3"><text:span text:style-name="Strong_20_Emphasis">Who Can Use This Donations Page?</text:span></text:h>
      <text:list xml:id="list4274149141" text:style-name="L24">
        <text:list-item>
          <text:p text:style-name="P86"><text:span text:style-name="Strong_20_Emphasis">Supporters and Members of KPM Party</text:span> who want to contribute financially. </text:p>
        </text:list-item>
        <text:list-item>
          <text:p text:style-name="P86"><text:span text:style-name="Strong_20_Emphasis">Individuals Interested in Political Movements</text:span> who want to help fund activities. </text:p>
        </text:list-item>
        <text:list-item>
          <text:p text:style-name="P40"><text:span text:style-name="Strong_20_Emphasis">Citizens Who Believe in the Party’s Vision</text:span> and want to play a role in its success. </text:p>
        </text:list-item>
      </text:list>
      <text:p text:style-name="Horizontal_20_Line"/>
      <text:h text:style-name="Heading_20_3" text:outline-level="3"><text:span text:style-name="Strong_20_Emphasis">Conclusion</text:span></text:h>
      <text:p text:style-name="Text_20_body">This <text:span text:style-name="Strong_20_Emphasis">Donations Page</text:span> makes it easy and convenient for users to contribute to the Mana Karshaka Praja Marg (KPM) political party. With flexible donation options, a secure interface, and a transparent process, it ensures smooth and hassle-free transactions while encouraging political engagement.</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3" text:outline-level="3"><text:span text:style-name="Strong_20_Emphasis"><text:span text:style-name="T7">USER </text:span></text:span><text:span text:style-name="Strong_20_Emphasis"><text:span text:style-name="T6">Authentication Pag</text:span></text:span><text:span text:style-name="Strong_20_Emphasis"><text:span text:style-name="T7">e:</text:span></text:span></text:h>
      <text:p text:style-name="Text_20_body">This <text:span text:style-name="Strong_20_Emphasis">Authentication Page</text:span> serves as the <text:span text:style-name="Strong_20_Emphasis">login and sign-up portal</text:span> for the <text:span text:style-name="T26">Karshaka Praja Marg (KPM) political party's</text:span><text:span text:style-name="T24"> </text:span>website. It ensures that users can securely access party-related features by either logging into an existing account or creating a new one.</text:p>
      <text:p text:style-name="Horizontal_20_Line"/>
      <text:h text:style-name="Heading_20_3" text:outline-level="3"><text:span text:style-name="Strong_20_Emphasis">Why is This Page Important?</text:span></text:h>
      <text:list xml:id="list2018139120" text:style-name="L25">
        <text:list-item>
          <text:p text:style-name="P41"><text:span text:style-name="Strong_20_Emphasis">Secure Access to User Accounts:</text:span></text:p>
          <text:list>
            <text:list-item>
              <text:p text:style-name="P87">Ensures only registered members can access restricted sections such as the dashboard. </text:p>
            </text:list-item>
            <text:list-item>
              <text:p text:style-name="P87">Uses authentication to protect sensitive user data. </text:p>
            </text:list-item>
          </text:list>
        </text:list-item>
        <text:list-item>
          <text:p text:style-name="P41"><text:span text:style-name="Strong_20_Emphasis">Easy and Quick Registration:</text:span></text:p>
          <text:list>
            <text:list-item>
              <text:p text:style-name="P87">New users can sign up quickly by providing their <text:span text:style-name="Strong_20_Emphasis">username, email, and password</text:span>. </text:p>
            </text:list-item>
            <text:list-item>
              <text:p text:style-name="P87">Avoids duplicate registrations by checking if an email is already registered. </text:p>
            </text:list-item>
          </text:list>
        </text:list-item>
        <text:list-item>
          <text:p text:style-name="P41"><text:span text:style-name="Strong_20_Emphasis">Seamless Login Experience:</text:span></text:p>
          <text:list>
            <text:list-item>
              <text:p text:style-name="P87">Users can log in using their <text:span text:style-name="Strong_20_Emphasis">email and password</text:span>. </text:p>
            </text:list-item>
            <text:list-item>
              <text:p text:style-name="P87">If the credentials are incorrect, the system notifies the user. </text:p>
            </text:list-item>
          </text:list>
        </text:list-item>
        <text:list-item>
          <text:p text:style-name="P41"><text:span text:style-name="Strong_20_Emphasis">Session Management:</text:span></text:p>
          <text:list>
            <text:list-item>
              <text:p text:style-name="P87">On successful login, user details are stored in <text:span text:style-name="Strong_20_Emphasis">local storage</text:span> (ID, email, username). </text:p>
            </text:list-item>
            <text:list-item>
              <text:p text:style-name="P87">This allows users to remain logged in across multiple pages until they log out. </text:p>
            </text:list-item>
          </text:list>
        </text:list-item>
        <text:list-item>
          <text:p text:style-name="P41"><text:span text:style-name="Strong_20_Emphasis">Navigation &amp; Redirection:</text:span></text:p>
          <text:list>
            <text:list-item>
              <text:p text:style-name="P87">After login, users are redirected to the <text:span text:style-name="Strong_20_Emphasis">dashboard</text:span> to access party-related services. </text:p>
            </text:list-item>
            <text:list-item>
              <text:p text:style-name="P87">If a user signs up successfully, they are prompted to <text:span text:style-name="Strong_20_Emphasis">log in</text:span> after a short delay. </text:p>
            </text:list-item>
          </text:list>
        </text:list-item>
        <text:list-item>
          <text:p text:style-name="P41"><text:span text:style-name="Strong_20_Emphasis">Enhanced User Experience:</text:span></text:p>
          <text:list>
            <text:list-item>
              <text:p text:style-name="P87">A responsive and visually appealing <text:span text:style-name="Strong_20_Emphasis">Bootstrap-styled</text:span> interface. </text:p>
            </text:list-item>
            <text:list-item>
              <text:p text:style-name="P41">Clear form fields and validation messages for user guidance. </text:p>
            </text:list-item>
          </text:list>
        </text:list-item>
      </text:list>
      <text:p text:style-name="Horizontal_20_Line"/>
      <text:h text:style-name="Heading_20_3" text:outline-level="3"><text:span text:style-name="Strong_20_Emphasis">Who Can Use This Page?</text:span></text:h>
      <text:list xml:id="list3368548021" text:style-name="L26">
        <text:list-item>
          <text:p text:style-name="P88"><text:span text:style-name="Strong_20_Emphasis">Party Members &amp; Supporters:</text:span> Those who need access to private features or resources. </text:p>
        </text:list-item>
        <text:list-item>
          <text:p text:style-name="P88"><text:soft-page-break/><text:span text:style-name="Strong_20_Emphasis">New Users:</text:span> Those who want to register and support the party. </text:p>
        </text:list-item>
        <text:list-item>
          <text:p text:style-name="P42"><text:span text:style-name="Strong_20_Emphasis">Administrators:</text:span> Party leaders managing users and content. </text:p>
        </text:list-item>
      </text:list>
      <text:p text:style-name="Horizontal_20_Line"/>
      <text:h text:style-name="Heading_20_3" text:outline-level="3"><text:span text:style-name="Strong_20_Emphasis">Conclusion</text:span></text:h>
      <text:p text:style-name="Text_20_body">This <text:span text:style-name="Strong_20_Emphasis">Authentication Page</text:span> ensures a <text:span text:style-name="Strong_20_Emphasis">secure, simple, and effective</text:span> way for users to sign up or log in to the <text:s/>Karshaka Praja Marg (KPM) party website. It plays a <text:span text:style-name="Strong_20_Emphasis">crucial role</text:span> in protecting user data while offering a seamless login experience.</text:p>
      <text:p text:style-name="Text_20_body"/>
      <text:p text:style-name="Text_20_body"/>
      <text:p text:style-name="P9">USER DASHBOARD</text:p>
      <text:p text:style-name="Text_20_body">This <text:span text:style-name="Strong_20_Emphasis">Dashboard</text:span> page is useful because it serves as a <text:span text:style-name="Strong_20_Emphasis">personalized membership card generator</text:span> for <text:span text:style-name="Strong_20_Emphasis">Karshaka Praja Margh (KPM) members</text:span>. Here’s why it's valuable:</text:p>
      <text:h text:style-name="Heading_20_3" text:outline-level="3">🔹 <text:span text:style-name="Strong_20_Emphasis">Personalized Member Experience</text:span></text:h>
      <text:list xml:id="list1456299733" text:style-name="L27">
        <text:list-item>
          <text:p text:style-name="P89">Displays a <text:span text:style-name="Strong_20_Emphasis">welcome message</text:span> with the member’s <text:span text:style-name="Strong_20_Emphasis">name</text:span> (retrieved from <text:span text:style-name="Source_20_Text">localStorage</text:span>). </text:p>
        </text:list-item>
        <text:list-item>
          <text:p text:style-name="P43">Allows members to <text:span text:style-name="Strong_20_Emphasis">upload their profile picture</text:span>, making their membership card more personalized. </text:p>
        </text:list-item>
      </text:list>
      <text:h text:style-name="Heading_20_3" text:outline-level="3">🔹 <text:span text:style-name="Strong_20_Emphasis">KPM Membership Card Generation</text:span></text:h>
      <text:list xml:id="list2283255017" text:style-name="L28">
        <text:list-item>
          <text:p text:style-name="P90">Creates a <text:span text:style-name="Strong_20_Emphasis">visually appealing membership card</text:span> with: </text:p>
          <text:list>
            <text:list-item>
              <text:p text:style-name="P90">Member’s <text:span text:style-name="Strong_20_Emphasis">name</text:span> </text:p>
            </text:list-item>
            <text:list-item>
              <text:p text:style-name="P90"><text:span text:style-name="Strong_20_Emphasis">Pincode &amp; Member ID</text:span> </text:p>
            </text:list-item>
            <text:list-item>
              <text:p text:style-name="P44">Uploaded <text:span text:style-name="Strong_20_Emphasis">profile picture</text:span> (or default KPM logo) </text:p>
            </text:list-item>
          </text:list>
        </text:list-item>
      </text:list>
      <text:h text:style-name="Heading_20_3" text:outline-level="3">🔹 <text:span text:style-name="Strong_20_Emphasis">Download &amp; Sharing Features</text:span></text:h>
      <text:list xml:id="list1117074724" text:style-name="L29">
        <text:list-item>
          <text:p text:style-name="P91"><text:span text:style-name="Strong_20_Emphasis">📥 Download:</text:span> Members can save their <text:span text:style-name="Strong_20_Emphasis">membership card as an image</text:span> (<text:span text:style-name="Source_20_Text">.png</text:span>) . </text:p>
        </text:list-item>
        <text:list-item>
          <text:p text:style-name="P45"><text:span text:style-name="Strong_20_Emphasis">📤 Share:</text:span> Users can <text:span text:style-name="Strong_20_Emphasis">share their membership card</text:span> on social media (Facebook, Twitter, WhatsApp) for <text:span text:style-name="Strong_20_Emphasis">community engagement &amp; promotion</text:span>. </text:p>
        </text:list-item>
      </text:list>
      <text:h text:style-name="Heading_20_3" text:outline-level="3">🔹 <text:span text:style-name="Strong_20_Emphasis">Mobile &amp; User-Friendly UI</text:span></text:h>
      <text:list xml:id="list3487031930" text:style-name="L30">
        <text:list-item>
          <text:p text:style-name="P92"><text:span text:style-name="Strong_20_Emphasis">Responsive design</text:span> for a seamless experience on <text:span text:style-name="Strong_20_Emphasis">mobile &amp; desktop</text:span>. </text:p>
        </text:list-item>
        <text:list-item>
          <text:p text:style-name="P46">Uses <text:span text:style-name="Strong_20_Emphasis">gradient UI</text:span> to make the page look professional. </text:p>
        </text:list-item>
      </text:list>
      <text:h text:style-name="Heading_20_3" text:outline-level="3"><text:span text:style-name="Strong_20_Emphasis"><text:span text:style-name="T12">Why is this important for KPM?</text:span></text:span></text:h>
      <text:p text:style-name="Text_20_body">This dashboard helps KPM members <text:span text:style-name="Strong_20_Emphasis">showcase their membership</text:span>, increase <text:span text:style-name="Strong_20_Emphasis">engagement</text:span>, and promote <text:span text:style-name="Strong_20_Emphasis">brand visibility</text:span> on social media. </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10"/>
      <text:p text:style-name="P9">ADMIN AUTHENTICATION PAGE </text:p>
      <text:p text:style-name="P10">This <text:span text:style-name="Strong_20_Emphasis">AdminAuth</text:span> page is helpful because it serves as a secure <text:span text:style-name="Strong_20_Emphasis">authentication system</text:span> for administrators of the <text:span text:style-name="Strong_20_Emphasis">KPM (Karshaka Praja Marg) political party website</text:span>. Here’s how it helps:</text:p>
      <text:h text:style-name="Heading_20_3" text:outline-level="3"><text:span text:style-name="Strong_20_Emphasis">1. Secure Admin Access</text:span> 🔐</text:h>
      <text:list xml:id="list1076143223" text:style-name="L31">
        <text:list-item>
          <text:p text:style-name="P93">Only authorized admins can log in. </text:p>
        </text:list-item>
        <text:list-item>
          <text:p text:style-name="P47">Prevents unauthorized users from accessing the admin panel. </text:p>
        </text:list-item>
      </text:list>
      <text:h text:style-name="Heading_20_3" text:outline-level="3"><text:span text:style-name="Strong_20_Emphasis">2. Admin Registration &amp; Login</text:span> 📝</text:h>
      <text:list xml:id="list154913976" text:style-name="L32">
        <text:list-item>
          <text:p text:style-name="P94">New admins can <text:span text:style-name="Strong_20_Emphasis">sign up</text:span> securely. </text:p>
        </text:list-item>
        <text:list-item>
          <text:p text:style-name="P48">Existing admins can <text:span text:style-name="Strong_20_Emphasis">log in</text:span> to manage the site. </text:p>
        </text:list-item>
      </text:list>
      <text:h text:style-name="Heading_20_3" text:outline-level="3"><text:span text:style-name="Strong_20_Emphasis">3. <text:s/>Database Integration</text:span> 🛢</text:h>
      <text:list xml:id="list2148594540" text:style-name="L33">
        <text:list-item>
          <text:p text:style-name="P95">Stores admin credentials in a <text:span text:style-name="Strong_20_Emphasis"><text:s/>database</text:span>. </text:p>
        </text:list-item>
        <text:list-item>
          <text:p text:style-name="P49">Uses <text:span text:style-name="Strong_20_Emphasis">email verification</text:span> to check admin identity. </text:p>
        </text:list-item>
      </text:list>
      <text:h text:style-name="Heading_20_3" text:outline-level="3"><text:span text:style-name="Strong_20_Emphasis">4. Simple &amp; User-Friendly UI</text:span> 🎨</text:h>
      <text:list xml:id="list2714921937" text:style-name="L34">
        <text:list-item>
          <text:p text:style-name="P96">Dark mode design for <text:span text:style-name="Strong_20_Emphasis">easy readability</text:span>. </text:p>
        </text:list-item>
        <text:list-item>
          <text:p text:style-name="P50">Responsive layout with <text:span text:style-name="Strong_20_Emphasis">Bootstrap styling</text:span>. </text:p>
        </text:list-item>
      </text:list>
      <text:h text:style-name="Heading_20_3" text:outline-level="3"><text:span text:style-name="Strong_20_Emphasis">5. Smooth Navigation</text:span> </text:h>
      <text:list xml:id="list1429646041" text:style-name="L35">
        <text:list-item>
          <text:p text:style-name="P97">After logging in, the admin is <text:span text:style-name="Strong_20_Emphasis">redirected to the dashboard</text:span> (<text:span text:style-name="Source_20_Text">/admindashboard</text:span>). </text:p>
        </text:list-item>
        <text:list-item>
          <text:p text:style-name="P51">Avoids re-entering login credentials multiple times. </text:p>
        </text:list-item>
      </text:list>
      <text:p text:style-name="Text_20_body">This page <text:span text:style-name="Strong_20_Emphasis">ensures that only authorized personnel can manage KPM’s digital presence</text:span>, keeping the site organized and secure. </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P3" text:outline-level="2"><text:span text:style-name="Strong_20_Emphasis"><text:span text:style-name="T5">Admin Dashboard:</text:span></text:span><text:span text:style-name="Strong_20_Emphasis"> </text:span></text:h>
      <text:h text:style-name="P3" text:outline-level="2"><text:span text:style-name="Strong_20_Emphasis"><text:span text:style-name="T15">Comprehensive Explanation and Usage</text:span></text:span></text:h>
      <text:p text:style-name="Text_20_body">This <text:span text:style-name="Strong_20_Emphasis">Admin Dashboard</text:span> is a web-based interface , allowing administrators to <text:span text:style-name="Strong_20_Emphasis">manage complaints and add new users</text:span> efficiently. It provides an intuitive UI with filtering, searching, and report generation capabilities. Below is a detailed breakdown of its features, functionalities, and usage.</text:p>
      <text:p text:style-name="Horizontal_20_Line"/>
      <text:h text:style-name="Heading_20_2" text:outline-level="2"><text:span text:style-name="Strong_20_Emphasis">1. Core Functionalities</text:span></text:h>
      <text:p text:style-name="Text_20_body">This dashboard primarily focuses on two main functionalities:</text:p>
      <text:list xml:id="list1274655199" text:style-name="L36">
        <text:list-item>
          <text:p text:style-name="P98"><text:span text:style-name="Strong_20_Emphasis">Complaint Management</text:span> </text:p>
        </text:list-item>
        <text:list-item>
          <text:p text:style-name="P52"><text:span text:style-name="Strong_20_Emphasis">User Management (Adding Admins)</text:span> </text:p>
        </text:list-item>
      </text:list>
      <text:p text:style-name="Text_20_body">The interface consists of:</text:p>
      <text:list xml:id="list3940373164" text:style-name="L37">
        <text:list-item>
          <text:p text:style-name="P99">A <text:span text:style-name="Strong_20_Emphasis">Header Section</text:span> with a title. </text:p>
        </text:list-item>
        <text:list-item>
          <text:p text:style-name="P99">A <text:span text:style-name="Strong_20_Emphasis">Navigation Section</text:span> with buttons to toggle between viewing complaints and adding users. </text:p>
        </text:list-item>
        <text:list-item>
          <text:p text:style-name="P53">A <text:span text:style-name="Strong_20_Emphasis">Data Display Section</text:span> that dynamically updates based on user selection. </text:p>
        </text:list-item>
      </text:list>
      <text:p text:style-name="Horizontal_20_Line"><text:span text:style-name="Strong_20_Emphasis"/></text:p>
      <text:h text:style-name="Heading_20_1" text:outline-level="1"><text:span text:style-name="Strong_20_Emphasis">Section 1: Complaints Management</text:span></text:h>
      <text:p text:style-name="Text_20_body">This feature allows administrators to: ✅ View <text:span text:style-name="Strong_20_Emphasis">complaints</text:span> submitted by users.<text:line-break/>✅ <text:span text:style-name="Strong_20_Emphasis">Filter complaints</text:span> based on multiple parameters.<text:line-break/>✅ <text:span text:style-name="Strong_20_Emphasis">Download complaints as a PDF report</text:span> for offline use.</text:p>
      <text:h text:style-name="Heading_20_3" text:outline-level="3"><text:span text:style-name="Strong_20_Emphasis">2.1 Viewing Complaints</text:span></text:h>
      <text:p text:style-name="Text_20_body">When the admin clicks the <text:span text:style-name="Strong_20_Emphasis">"Show Complaints"</text:span> button:</text:p>
      <text:list xml:id="list2351647451" text:style-name="L38">
        <text:list-item>
          <text:p text:style-name="P100">The dashboard fetches complaints stored in <text:span text:style-name="Strong_20_Emphasis"><text:span text:style-name="T27">database</text:span></text:span> and displays them in a structured table. </text:p>
        </text:list-item>
        <text:list-item>
          <text:p text:style-name="P100">Each complaint includes: </text:p>
          <text:list>
            <text:list-item>
              <text:p text:style-name="P100">First Name, Last Name </text:p>
            </text:list-item>
            <text:list-item>
              <text:p text:style-name="P100">Address (Door No, Street, Place, Mandal, District, State, Country, Pincode) </text:p>
            </text:list-item>
            <text:list-item>
              <text:p text:style-name="P100"><text:soft-page-break/>Contact details (Mobile No, Email) </text:p>
            </text:list-item>
            <text:list-item>
              <text:p text:style-name="P100">Identification (Voter ID, Aadhar Number) </text:p>
            </text:list-item>
            <text:list-item>
              <text:p text:style-name="P54">Complaint Description </text:p>
            </text:list-item>
          </text:list>
        </text:list-item>
      </text:list>
      <text:h text:style-name="P4" text:outline-level="3"><text:span text:style-name="Strong_20_Emphasis"/></text:h>
      <text:h text:style-name="P4" text:outline-level="3"><text:span text:style-name="Strong_20_Emphasis">2.2 Filtering Complaints</text:span></text:h>
      <text:p text:style-name="Text_20_body">Admins can refine complaint searches using the following filters:</text:p>
      <text:list xml:id="list3597401946" text:style-name="L39">
        <text:list-item>
          <text:p text:style-name="P101"><text:span text:style-name="Strong_20_Emphasis">Pincode</text:span> </text:p>
        </text:list-item>
        <text:list-item>
          <text:p text:style-name="P101"><text:span text:style-name="Strong_20_Emphasis">Mobile Number</text:span> </text:p>
        </text:list-item>
        <text:list-item>
          <text:p text:style-name="P101"><text:span text:style-name="Strong_20_Emphasis">Mandal</text:span> </text:p>
        </text:list-item>
        <text:list-item>
          <text:p text:style-name="P101"><text:span text:style-name="Strong_20_Emphasis">District</text:span> </text:p>
        </text:list-item>
        <text:list-item>
          <text:p text:style-name="P101"><text:span text:style-name="Strong_20_Emphasis">City (Place)</text:span> </text:p>
        </text:list-item>
        <text:list-item>
          <text:p text:style-name="P55"><text:span text:style-name="Strong_20_Emphasis">Country</text:span> </text:p>
        </text:list-item>
      </text:list>
      <text:h text:style-name="Heading_20_4" text:outline-level="4"><text:span text:style-name="Strong_20_Emphasis">How Filtering Works</text:span></text:h>
      <text:list xml:id="list3456379979" text:style-name="L40">
        <text:list-item>
          <text:p text:style-name="P102">The admin enters the desired values in the respective input fields. </text:p>
        </text:list-item>
        <text:list-item>
          <text:p text:style-name="P102">Clicking the <text:span text:style-name="Strong_20_Emphasis">Filter</text:span> button sends a query to . </text:p>
        </text:list-item>
        <text:list-item>
          <text:p text:style-name="P102">Only complaints matching the criteria are displayed. </text:p>
        </text:list-item>
        <text:list-item>
          <text:p text:style-name="P56">Clicking <text:span text:style-name="Strong_20_Emphasis">Reset</text:span> clears the filters and reloads all complaints. </text:p>
        </text:list-item>
      </text:list>
      <text:h text:style-name="Heading_20_3" text:outline-level="3"><text:span text:style-name="Strong_20_Emphasis">2.3 Generating PDF Reports</text:span></text:h>
      <text:list xml:id="list2310399380" text:style-name="L41">
        <text:list-item>
          <text:p text:style-name="P103">Clicking the <text:span text:style-name="Strong_20_Emphasis">"Download PDF"</text:span> button generates a PDF file of the currently displayedcomplaints. </text:p>
        </text:list-item>
        <text:list-item>
          <text:p text:style-name="P103"><text:span text:style-name="Strong_20_Emphasis">How it works:</text:span> </text:p>
          <text:list>
            <text:list-item>
              <text:p text:style-name="P103">Uses <text:span text:style-name="Strong_20_Emphasis"><text:s/></text:span><text:span text:style-name="Strong_20_Emphasis"><text:span text:style-name="T21">Components <text:s/></text:span></text:span>to create a document. </text:p>
            </text:list-item>
            <text:list-item>
              <text:p text:style-name="P103"><text:span text:style-name="Strong_20_Emphasis"><text:span text:style-name="T21">Uses Components </text:span></text:span><text:span text:style-name="Strong_20_Emphasis"><text:s/></text:span>structures the data in a formatted table. </text:p>
            </text:list-item>
            <text:list-item>
              <text:p text:style-name="P103">The report includes all visible complaint details. </text:p>
            </text:list-item>
            <text:list-item>
              <text:p text:style-name="P57">The file is automatically downloaded for administrative use. </text:p>
            </text:list-item>
          </text:list>
        </text:list-item>
      </text:list>
      <text:p text:style-name="Horizontal_20_Line"/>
      <text:h text:style-name="P13" text:outline-level="1"><text:soft-page-break/><text:span text:style-name="Strong_20_Emphasis"/></text:h>
      <text:h text:style-name="P13" text:outline-level="1"><text:span text:style-name="Strong_20_Emphasis"/></text:h>
      <text:h text:style-name="P13" text:outline-level="1"><text:span text:style-name="Strong_20_Emphasis">Section 2: </text:span><text:span text:style-name="Strong_20_Emphasis"><text:span text:style-name="T27">ADMIN</text:span></text:span><text:span text:style-name="Strong_20_Emphasis"> Management (Adding Admins)</text:span></text:h>
      <text:p text:style-name="Text_20_body">This feature allows the admin to: ✅ Add new administrators.<text:line-break/>✅ Prevent duplicate admin entries.<text:line-break/>✅ Store admin details securely in the database.</text:p>
      <text:h text:style-name="Heading_20_3" text:outline-level="3"><text:span text:style-name="Strong_20_Emphasis">3.1 Switching to Add Users View</text:span></text:h>
      <text:list xml:id="list2562214351" text:style-name="L42">
        <text:list-item>
          <text:p text:style-name="P58">Clicking the <text:span text:style-name="Strong_20_Emphasis">"Add Users"</text:span> button switches the view from complaints to user management. </text:p>
        </text:list-item>
      </text:list>
      <text:h text:style-name="Heading_20_3" text:outline-level="3"><text:span text:style-name="Strong_20_Emphasis">3.2 Adding a New Admin</text:span></text:h>
      <text:list xml:id="list2686598545" text:style-name="L43">
        <text:list-item>
          <text:p text:style-name="P104">Admin enters: </text:p>
          <text:list>
            <text:list-item>
              <text:p text:style-name="P104"><text:span text:style-name="Strong_20_Emphasis">Full Name</text:span> </text:p>
            </text:list-item>
            <text:list-item>
              <text:p text:style-name="P104"><text:span text:style-name="Strong_20_Emphasis">Email</text:span> </text:p>
            </text:list-item>
            <text:list-item>
              <text:p text:style-name="P104"><text:span text:style-name="Strong_20_Emphasis">Password</text:span> (⚠️ In production, this should be <text:span text:style-name="Strong_20_Emphasis">hashed</text:span>) </text:p>
            </text:list-item>
          </text:list>
        </text:list-item>
        <text:list-item>
          <text:p text:style-name="P104">Clicking <text:span text:style-name="Strong_20_Emphasis">"Add Admin"</text:span>: </text:p>
          <text:list>
            <text:list-item>
              <text:p text:style-name="P104">First, checks if an admin with the <text:span text:style-name="Strong_20_Emphasis">same email</text:span> already exists in . </text:p>
            </text:list-item>
            <text:list-item>
              <text:p text:style-name="P104">If the email is unique, the admin is added. </text:p>
            </text:list-item>
            <text:list-item>
              <text:p text:style-name="P59">If the email is a duplicate, a warning message appears. </text:p>
            </text:list-item>
          </text:list>
        </text:list-item>
      </text:list>
      <text:p text:style-name="Horizontal_20_Line"/>
      <text:h text:style-name="Heading_20_2" text:outline-level="2"><text:span text:style-name="Strong_20_Emphasis">4. UI/UX Features</text:span></text:h>
      <text:p text:style-name="Text_20_body">The dashboard is designed for a smooth experience: ✅ <text:span text:style-name="Strong_20_Emphasis">Responsive Design</text:span>: Adapts to desktop, tablet, and mobile screens.<text:line-break/>✅ <text:span text:style-name="Strong_20_Emphasis">Gradient Buttons</text:span>: Color-coded buttons for different actions:</text:p>
      <text:list xml:id="list2767417007" text:style-name="L44">
        <text:list-item>
          <text:p text:style-name="P105">Green → Show Complaints </text:p>
        </text:list-item>
        <text:list-item>
          <text:p text:style-name="P105">Orange → Reset Filters </text:p>
        </text:list-item>
        <text:list-item>
          <text:p text:style-name="P105">Blue → Apply Filters </text:p>
        </text:list-item>
        <text:list-item>
          <text:p text:style-name="P105">Purple → Download PDF </text:p>
        </text:list-item>
        <text:list-item>
          <text:p text:style-name="P60">Teal → Add Admin<text:line-break/>✅ <text:span text:style-name="Strong_20_Emphasis">Hover Effects</text:span>: Buttons slightly expand when hovered.<text:line-break/>✅ <text:span text:style-name="Strong_20_Emphasis">Card-Based Layout</text:span>: Neatly arranged sections for easy navigation. </text:p>
        </text:list-item>
      </text:list>
      <text:p text:style-name="Horizontal_20_Line"/>
      <text:h text:style-name="Heading_20_2" text:outline-level="2"><text:soft-page-break/><text:span text:style-name="Strong_20_Emphasis">5. Security Considerations</text:span></text:h>
      <text:p text:style-name="Text_20_body">🚨 <text:span text:style-name="Strong_20_Emphasis">Current Issue</text:span>: Passwords are stored in plain text in <text:span text:style-name="T28">database</text:span><text:line-break/></text:p>
      <text:h text:style-name="Heading_20_2" text:outline-level="2"><text:span text:style-name="Strong_20_Emphasis">6. Future Enhancements</text:span></text:h>
      <text:p text:style-name="Text_20_body">🔹 <text:span text:style-name="Strong_20_Emphasis">Edit &amp; Delete Complaints</text:span>: Enable modifying complaints.<text:line-break/>🔹 <text:span text:style-name="Strong_20_Emphasis">Role-Based Admins</text:span>: Differentiate between super-admin and regular admins.<text:line-break/>🔹 <text:span text:style-name="Strong_20_Emphasis">Export CSV Option</text:span>: Allow downloading complaints in Excel format.<text:line-break/>🔹 <text:span text:style-name="Strong_20_Emphasis">Email Notifications</text:span>: Notify admins of new complaints.<text:line-break/>🔹 <text:span text:style-name="Strong_20_Emphasis">Mobile App Integration</text:span>: Extend the dashboard for mobile users.</text:p>
      <text:p text:style-name="Horizontal_20_Line"/>
      <text:h text:style-name="Heading_20_2" text:outline-level="2"><text:span text:style-name="Strong_20_Emphasis">7. Conclusion</text:span></text:h>
      <text:p text:style-name="Text_20_body">This <text:span text:style-name="Strong_20_Emphasis">Admin Dashboard</text:span> provides an efficient way to <text:span text:style-name="Strong_20_Emphasis">manage complaints</text:span> and <text:span text:style-name="Strong_20_Emphasis">add new admins</text:span> .</text:p>
      <text:h text:style-name="P14" text:outline-level="2">"Support Our Mission" Page</text:h>
      <text:h text:style-name="Heading_20_3" text:outline-level="3">Overview:</text:h>
      <text:p text:style-name="Text_20_body">The <text:span text:style-name="Strong_20_Emphasis">Support Our Mission</text:span> page allows users to contribute to the cause of your political party by making a donation. This page is designed to inform and encourage users to support your party's mission in creating a stronger, fairer future for all.</text:p>
      <text:h text:style-name="Heading_20_3" text:outline-level="3">Features:</text:h>
      <text:list xml:id="list3731347817" text:style-name="L45">
        <text:list-item>
          <text:p text:style-name="P61"><text:span text:style-name="Strong_20_Emphasis">Gradient Background</text:span>:</text:p>
          <text:list>
            <text:list-item>
              <text:p text:style-name="P106">The page features a visually appealing gradient background , which aims to grab attention and make the page more engaging. </text:p>
            </text:list-item>
          </text:list>
        </text:list-item>
        <text:list-item>
          <text:p text:style-name="P61"><text:span text:style-name="Strong_20_Emphasis">Call to Action (CTA)</text:span>:</text:p>
          <text:list>
            <text:list-item>
              <text:p text:style-name="P106">At the center of the page is a clear message encouraging users to donate to your political cause. </text:p>
            </text:list-item>
            <text:list-item>
              <text:p text:style-name="P61">The text reads: </text:p>
              <text:p text:style-name="P16">"Your contribution helps us advance the cause of the people and build a stronger, fairer future. Join us in creating change that matters."</text:p>
            </text:list-item>
          </text:list>
        </text:list-item>
        <text:list-item>
          <text:p text:style-name="P61"><text:span text:style-name="Strong_20_Emphasis">Donating Button</text:span>:</text:p>
          <text:list>
            <text:list-item>
              <text:p text:style-name="P106">A prominent <text:span text:style-name="Strong_20_Emphasis">"Donate Now"</text:span> button is located directly below the message. This button is styled with a gradient <text:s/>making it stand out. </text:p>
            </text:list-item>
            <text:list-item>
              <text:p text:style-name="P106">When users hover over the button, it increases in size slightly, signaling interactivity and providing a dynamic user experience. </text:p>
            </text:list-item>
            <text:list-item>
              <text:p text:style-name="P106"><text:soft-page-break/>Clicking the button will take users to the <text:span text:style-name="Strong_20_Emphasis">donation page</text:span> (<text:span text:style-name="Source_20_Text">/donate</text:span>) where they can contribute. </text:p>
            </text:list-item>
          </text:list>
        </text:list-item>
        <text:list-item>
          <text:p text:style-name="P61"><text:span text:style-name="Strong_20_Emphasis">Responsive Design</text:span>:</text:p>
          <text:list>
            <text:list-item>
              <text:p text:style-name="P106">The page automatically adjusts to fit different screen sizes, ensuring an optimal viewing experience on both mobile devices and desktop computers. </text:p>
            </text:list-item>
            <text:list-item>
              <text:p text:style-name="P61">The layout is designed using Bootstrap’s grid system to maintain a clean and structured view. </text:p>
            </text:list-item>
          </text:list>
        </text:list-item>
      </text:list>
      <text:h text:style-name="Heading_20_3" text:outline-level="3">User Interaction:</text:h>
      <text:list xml:id="list2148184891" text:style-name="L46">
        <text:list-item>
          <text:p text:style-name="P62"><text:span text:style-name="Strong_20_Emphasis">Viewing the Page</text:span>:</text:p>
          <text:list>
            <text:list-item>
              <text:p text:style-name="P107">When users visit the page, they will be greeted with a compelling message that explains the importance of their support. </text:p>
            </text:list-item>
            <text:list-item>
              <text:p text:style-name="P107">The page is designed with a large headline ("Support Our Mission") and an explanatory paragraph, making it easy for users to understand what the page is about. </text:p>
            </text:list-item>
          </text:list>
        </text:list-item>
        <text:list-item>
          <text:p text:style-name="P62"><text:span text:style-name="Strong_20_Emphasis">Hover Effect on the Button</text:span>:</text:p>
          <text:list>
            <text:list-item>
              <text:p text:style-name="P107">As users hover over the <text:span text:style-name="Strong_20_Emphasis">"Donate Now"</text:span> button, the button slightly enlarges, creating an interactive and engaging experience. </text:p>
            </text:list-item>
          </text:list>
        </text:list-item>
        <text:list-item>
          <text:p text:style-name="P62"><text:span text:style-name="Strong_20_Emphasis">Making a Donation</text:span>:</text:p>
          <text:list>
            <text:list-item>
              <text:p text:style-name="P107">Clicking on the <text:span text:style-name="Strong_20_Emphasis">"Donate Now"</text:span> button will redirect users to the donation page where they can proceed with their contribution. </text:p>
            </text:list-item>
            <text:list-item>
              <text:p text:style-name="P107">The donation page will offer options to make a secure donation through different methods (credit card, PayPal, etc.). </text:p>
            </text:list-item>
          </text:list>
        </text:list-item>
        <text:list-item>
          <text:p text:style-name="P62"><text:span text:style-name="Strong_20_Emphasis">Responsive and Mobile-Friendly</text:span>:</text:p>
          <text:list>
            <text:list-item>
              <text:p text:style-name="P107">The page is fully responsive, meaning that whether you access it on a smartphone, tablet, or desktop, the content will be displayed appropriately. </text:p>
            </text:list-item>
            <text:list-item>
              <text:p text:style-name="P62">The text, buttons, and other elements adjust automatically for optimal viewing and ease of interaction. </text:p>
            </text:list-item>
          </text:list>
        </text:list-item>
      </text:list>
      <text:h text:style-name="Heading_20_3" text:outline-level="3">Benefits for Users:</text:h>
      <text:list xml:id="list4096718677" text:style-name="L47">
        <text:list-item>
          <text:p text:style-name="P108"><text:span text:style-name="Strong_20_Emphasis">Support the Cause</text:span>: Users can directly contribute to the political cause and support the party’s mission of advancing a fairer future. </text:p>
        </text:list-item>
        <text:list-item>
          <text:p text:style-name="P108"><text:span text:style-name="Strong_20_Emphasis">Simple and Secure Donation Process</text:span>: The donation process is straightforward, and users can easily navigate to the donation page. </text:p>
        </text:list-item>
        <text:list-item>
          <text:p text:style-name="P63"><text:span text:style-name="Strong_20_Emphasis">Engaging Experience</text:span>: The page is designed to be visually appealing and interactive, encouraging users to take part in the party's mission. </text:p>
        </text:list-item>
      </text:list>
      <text:p text:style-name="Horizontal_20_Line"/>
      <text:p text:style-name="Text_20_body">This documentation can be shared with end-users to help them understand how to use the <text:span text:style-name="Strong_20_Emphasis">Support Our Mission</text:span> page effectively and how their donations contribute to the political cause.</text:p>
      <text:p text:style-name="Text_20_body"/>
      <text:p text:style-name="Text_20_body"><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b06c" officeooo:paragraph-rsid="0008b06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04T21:43:19.053762605</meta:creation-date>
    <dc:date>2025-02-06T19:23:14.711508532</dc:date>
    <meta:editing-duration>PT20M53S</meta:editing-duration>
    <meta:editing-cycles>10</meta:editing-cycles>
    <meta:generator>LibreOffice/6.4.7.2$Linux_X86_64 LibreOffice_project/40$Build-2</meta:generator>
    <meta:document-statistic meta:table-count="0" meta:image-count="0" meta:object-count="0" meta:page-count="17" meta:paragraph-count="339" meta:word-count="3558" meta:character-count="23013" meta:non-whitespace-character-count="19488"/>
  </office:meta>
</office:document-meta>
</file>